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13mm"/>
    </style:style>
    <style:style style:name="co2" style:family="table-column">
      <style:table-column-properties fo:break-before="auto" style:column-width="59.18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4.16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6.02mm"/>
    </style:style>
    <style:style style:name="co11" style:family="table-column">
      <style:table-column-properties fo:break-before="auto" style:column-width="57.73mm"/>
    </style:style>
    <style:style style:name="co12" style:family="table-column">
      <style:table-column-properties fo:break-before="auto" style:column-width="54.75mm"/>
    </style:style>
    <style:style style:name="co13" style:family="table-column">
      <style:table-column-properties fo:break-before="auto" style:column-width="4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9" style:family="table-cell" style:parent-style-name="Default">
      <style:text-properties style:text-underline-style="none"/>
    </style:style>
    <style:style style:name="ce8" style:family="table-cell" style:parent-style-name="Default" style:data-style-name="N100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f200"/>
    </style:style>
    <style:style style:name="ce14" style:family="table-cell" style:parent-style-name="Default" style:data-style-name="N10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RANJ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nalx</text:p>
          </table:table-cell>
          <table:table-cell office:value-type="string" calcext:value-type="string">
            <text:p>canal</text:p>
          </table:table-cell>
          <table:table-cell table:style-name="Default" office:value-type="string" calcext:value-type="string">
            <text:p>date</text:p>
          </table:table-cell>
          <table:table-cell/>
          <table:table-cell table:style-name="Default" office:value-type="string" calcext:value-type="string">
            <text:p>hora_ini</text:p>
          </table:table-cell>
          <table:table-cell table:style-name="Default" office:value-type="string" calcext:value-type="string">
            <text:p>hora_fin</text:p>
          </table:table-cell>
          <table:table-cell office:value-type="string" calcext:value-type="string">
            <text:p>fecha_init</text:p>
          </table:table-cell>
          <table:table-cell office:value-type="string" calcext:value-type="string">
            <text:p>fecha_fin</text:p>
          </table:table-cell>
        </table:table-row>
        <table:table-row table:style-name="ro1">
          <table:table-cell office:value-type="string" calcext:value-type="string">
            <text:p>Latina 90 Mediodía 12:00 <text:s/>a 15:00</text:p>
          </table:table-cell>
          <table:table-cell office:value-type="string" calcext:value-type="string">
            <text:p>LATINA HD</text:p>
          </table:table-cell>
          <table:table-cell office:value-type="string" calcext:value-type="string">
            <text:p>2021-11-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2];[.D2];[.E2])" office:value-type="string" office:string-value="2021-11-19 12:00:00" calcext:value-type="string">
            <text:p>2021-11-19 12:00:00</text:p>
          </table:table-cell>
          <table:table-cell table:style-name="ce9" table:formula="of:=COM.MICROSOFT.CONCAT([.C2];[.D2];[.F2])" office:value-type="string" office:string-value="2021-11-19 15:00:00" calcext:value-type="string">
            <text:p>2021-11-19 15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3];[.D3];[.E3])" office:value-type="string" office:string-value="2021-11-20 12:00:00" calcext:value-type="string">
            <text:p>2021-11-20 12:00:00</text:p>
          </table:table-cell>
          <table:table-cell table:style-name="ce9" table:formula="of:=COM.MICROSOFT.CONCAT([.C3];[.D3];[.F3])" office:value-type="string" office:string-value="2021-11-20 15:00:00" calcext:value-type="string">
            <text:p>2021-11-20 15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4];[.D4];[.E4])" office:value-type="string" office:string-value="2021-11-21 12:00:00" calcext:value-type="string">
            <text:p>2021-11-21 12:00:00</text:p>
          </table:table-cell>
          <table:table-cell table:style-name="ce9" table:formula="of:=COM.MICROSOFT.CONCAT([.C4];[.D4];[.F4])" office:value-type="string" office:string-value="2021-11-21 15:00:00" calcext:value-type="string">
            <text:p>2021-11-21 15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5];[.D5];[.E5])" office:value-type="string" office:string-value="2021-11-22 12:00:00" calcext:value-type="string">
            <text:p>2021-11-22 12:00:00</text:p>
          </table:table-cell>
          <table:table-cell table:style-name="ce9" table:formula="of:=COM.MICROSOFT.CONCAT([.C5];[.D5];[.F5])" office:value-type="string" office:string-value="2021-11-22 15:00:00" calcext:value-type="string">
            <text:p>2021-11-22 15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6];[.D6];[.E6])" office:value-type="string" office:string-value="2021-11-23 12:00:00" calcext:value-type="string">
            <text:p>2021-11-23 12:00:00</text:p>
          </table:table-cell>
          <table:table-cell table:style-name="ce9" table:formula="of:=COM.MICROSOFT.CONCAT([.C6];[.D6];[.F6])" office:value-type="string" office:string-value="2021-11-23 15:00:00" calcext:value-type="string">
            <text:p>2021-11-23 15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7];[.D7];[.E7])" office:value-type="string" office:string-value="2021-11-24 12:00:00" calcext:value-type="string">
            <text:p>2021-11-24 12:00:00</text:p>
          </table:table-cell>
          <table:table-cell table:style-name="ce9" table:formula="of:=COM.MICROSOFT.CONCAT([.C7];[.D7];[.F7])" office:value-type="string" office:string-value="2021-11-24 15:00:00" calcext:value-type="string">
            <text:p>2021-11-24 15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8];[.D8];[.E8])" office:value-type="string" office:string-value="2021-11-25 12:00:00" calcext:value-type="string">
            <text:p>2021-11-25 12:00:00</text:p>
          </table:table-cell>
          <table:table-cell table:style-name="ce9" table:formula="of:=COM.MICROSOFT.CONCAT([.C8];[.D8];[.F8])" office:value-type="string" office:string-value="2021-11-25 15:00:00" calcext:value-type="string">
            <text:p>2021-11-25 15:00:00</text:p>
          </table:table-cell>
        </table:table-row>
        <table:table-row table:style-name="ro1">
          <table:table-cell office:value-type="string" calcext:value-type="string">
            <text:p>12:00 <text:s/>a 15:00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11-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9];[.D9];[.E9])" office:value-type="string" office:string-value="2021-11-19 12:00:00" calcext:value-type="string">
            <text:p>2021-11-19 12:00:00</text:p>
          </table:table-cell>
          <table:table-cell table:style-name="ce9" table:formula="of:=COM.MICROSOFT.CONCAT([.C9];[.D9];[.F9])" office:value-type="string" office:string-value="2021-11-19 15:00:00" calcext:value-type="string">
            <text:p>2021-11-19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10];[.D10];[.E10])" office:value-type="string" office:string-value="2021-11-20 12:00:00" calcext:value-type="string">
            <text:p>2021-11-20 12:00:00</text:p>
          </table:table-cell>
          <table:table-cell table:style-name="ce9" table:formula="of:=COM.MICROSOFT.CONCAT([.C10];[.D10];[.F10])" office:value-type="string" office:string-value="2021-11-20 15:00:00" calcext:value-type="string">
            <text:p>2021-11-20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11];[.D11];[.E11])" office:value-type="string" office:string-value="2021-11-21 12:00:00" calcext:value-type="string">
            <text:p>2021-11-21 12:00:00</text:p>
          </table:table-cell>
          <table:table-cell table:style-name="ce9" table:formula="of:=COM.MICROSOFT.CONCAT([.C11];[.D11];[.F11])" office:value-type="string" office:string-value="2021-11-21 15:00:00" calcext:value-type="string">
            <text:p>2021-11-21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12];[.D12];[.E12])" office:value-type="string" office:string-value="2021-11-22 12:00:00" calcext:value-type="string">
            <text:p>2021-11-22 12:00:00</text:p>
          </table:table-cell>
          <table:table-cell table:style-name="ce9" table:formula="of:=COM.MICROSOFT.CONCAT([.C12];[.D12];[.F12])" office:value-type="string" office:string-value="2021-11-22 15:00:00" calcext:value-type="string">
            <text:p>2021-11-22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13];[.D13];[.E13])" office:value-type="string" office:string-value="2021-11-23 12:00:00" calcext:value-type="string">
            <text:p>2021-11-23 12:00:00</text:p>
          </table:table-cell>
          <table:table-cell table:style-name="ce9" table:formula="of:=COM.MICROSOFT.CONCAT([.C13];[.D13];[.F13])" office:value-type="string" office:string-value="2021-11-23 15:00:00" calcext:value-type="string">
            <text:p>2021-11-23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14];[.D14];[.E14])" office:value-type="string" office:string-value="2021-11-24 12:00:00" calcext:value-type="string">
            <text:p>2021-11-24 12:00:00</text:p>
          </table:table-cell>
          <table:table-cell table:style-name="ce9" table:formula="of:=COM.MICROSOFT.CONCAT([.C14];[.D14];[.F14])" office:value-type="string" office:string-value="2021-11-24 15:00:00" calcext:value-type="string">
            <text:p>2021-11-24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15];[.D15];[.E15])" office:value-type="string" office:string-value="2021-11-25 12:00:00" calcext:value-type="string">
            <text:p>2021-11-25 12:00:00</text:p>
          </table:table-cell>
          <table:table-cell table:style-name="ce9" table:formula="of:=COM.MICROSOFT.CONCAT([.C15];[.D15];[.F15])" office:value-type="string" office:string-value="2021-11-25 15:00:00" calcext:value-type="string">
            <text:p>2021-11-25 15:00:00</text:p>
          </table:table-cell>
        </table:table-row>
        <table:table-row table:style-name="ro1">
          <table:table-cell office:value-type="string" calcext:value-type="string">
            <text:p><text:s/>12:00 <text:s/>a 14:00</text:p>
          </table:table-cell>
          <table:table-cell office:value-type="string" calcext:value-type="string">
            <text:p>CANAL N HD</text:p>
          </table:table-cell>
          <table:table-cell office:value-type="string" calcext:value-type="string">
            <text:p>2021-11-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16];[.D16];[.E16])" office:value-type="string" office:string-value="2021-11-19 12:00:00" calcext:value-type="string">
            <text:p>2021-11-19 12:00:00</text:p>
          </table:table-cell>
          <table:table-cell table:style-name="ce9" table:formula="of:=COM.MICROSOFT.CONCAT([.C16];[.D16];[.F16])" office:value-type="string" office:string-value="2021-11-19 14:00:00" calcext:value-type="string">
            <text:p>2021-11-19 14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17];[.D17];[.E17])" office:value-type="string" office:string-value="2021-11-20 12:00:00" calcext:value-type="string">
            <text:p>2021-11-20 12:00:00</text:p>
          </table:table-cell>
          <table:table-cell table:style-name="ce9" table:formula="of:=COM.MICROSOFT.CONCAT([.C17];[.D17];[.F17])" office:value-type="string" office:string-value="2021-11-20 14:00:00" calcext:value-type="string">
            <text:p>2021-11-20 14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18];[.D18];[.E18])" office:value-type="string" office:string-value="2021-11-21 12:00:00" calcext:value-type="string">
            <text:p>2021-11-21 12:00:00</text:p>
          </table:table-cell>
          <table:table-cell table:style-name="ce9" table:formula="of:=COM.MICROSOFT.CONCAT([.C18];[.D18];[.F18])" office:value-type="string" office:string-value="2021-11-21 14:00:00" calcext:value-type="string">
            <text:p>2021-11-21 14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19];[.D19];[.E19])" office:value-type="string" office:string-value="2021-11-22 12:00:00" calcext:value-type="string">
            <text:p>2021-11-22 12:00:00</text:p>
          </table:table-cell>
          <table:table-cell table:style-name="ce9" table:formula="of:=COM.MICROSOFT.CONCAT([.C19];[.D19];[.F19])" office:value-type="string" office:string-value="2021-11-22 14:00:00" calcext:value-type="string">
            <text:p>2021-11-22 14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20];[.D20];[.E20])" office:value-type="string" office:string-value="2021-11-23 12:00:00" calcext:value-type="string">
            <text:p>2021-11-23 12:00:00</text:p>
          </table:table-cell>
          <table:table-cell table:style-name="ce9" table:formula="of:=COM.MICROSOFT.CONCAT([.C20];[.D20];[.F20])" office:value-type="string" office:string-value="2021-11-23 14:00:00" calcext:value-type="string">
            <text:p>2021-11-23 14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21];[.D21];[.E21])" office:value-type="string" office:string-value="2021-11-24 12:00:00" calcext:value-type="string">
            <text:p>2021-11-24 12:00:00</text:p>
          </table:table-cell>
          <table:table-cell table:style-name="ce9" table:formula="of:=COM.MICROSOFT.CONCAT([.C21];[.D21];[.F21])" office:value-type="string" office:string-value="2021-11-24 14:00:00" calcext:value-type="string">
            <text:p>2021-11-24 14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22];[.D22];[.E22])" office:value-type="string" office:string-value="2021-11-25 12:00:00" calcext:value-type="string">
            <text:p>2021-11-25 12:00:00</text:p>
          </table:table-cell>
          <table:table-cell table:style-name="ce9" table:formula="of:=COM.MICROSOFT.CONCAT([.C22];[.D22];[.F22])" office:value-type="string" office:string-value="2021-11-25 14:00:00" calcext:value-type="string">
            <text:p>2021-11-25 14:00:00</text:p>
          </table:table-cell>
        </table:table-row>
        <table:table-row table:style-name="ro1">
          <table:table-cell office:value-type="string" calcext:value-type="string">
            <text:p><text:s/>12:30 a 15:00</text:p>
          </table:table-cell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1-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3];[.D23];[.E23])" office:value-type="string" office:string-value="2021-11-19 12:30:00" calcext:value-type="string">
            <text:p>2021-11-19 12:30:00</text:p>
          </table:table-cell>
          <table:table-cell table:style-name="ce9" table:formula="of:=COM.MICROSOFT.CONCAT([.C23];[.D23];[.F23])" office:value-type="string" office:string-value="2021-11-19 15:00:00" calcext:value-type="string">
            <text:p>2021-11-19 15:00:00</text:p>
          </table:table-cell>
        </table:table-row>
        <table:table-row table:style-name="ro1">
          <table:table-cell/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1-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4];[.D24];[.E24])" office:value-type="string" office:string-value="2021-11-20 12:30:00" calcext:value-type="string">
            <text:p>2021-11-20 12:30:00</text:p>
          </table:table-cell>
          <table:table-cell table:style-name="ce9" table:formula="of:=COM.MICROSOFT.CONCAT([.C24];[.D24];[.F24])" office:value-type="string" office:string-value="2021-11-20 15:00:00" calcext:value-type="string">
            <text:p>2021-11-20 15:00:00</text:p>
          </table:table-cell>
        </table:table-row>
        <table:table-row table:style-name="ro1">
          <table:table-cell/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1-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5];[.D25];[.E25])" office:value-type="string" office:string-value="2021-11-21 12:30:00" calcext:value-type="string">
            <text:p>2021-11-21 12:30:00</text:p>
          </table:table-cell>
          <table:table-cell table:style-name="ce9" table:formula="of:=COM.MICROSOFT.CONCAT([.C25];[.D25];[.F25])" office:value-type="string" office:string-value="2021-11-21 15:00:00" calcext:value-type="string">
            <text:p>2021-11-21 15:00:00</text:p>
          </table:table-cell>
        </table:table-row>
        <table:table-row table:style-name="ro1">
          <table:table-cell/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1-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6];[.D26];[.E26])" office:value-type="string" office:string-value="2021-11-22 12:30:00" calcext:value-type="string">
            <text:p>2021-11-22 12:30:00</text:p>
          </table:table-cell>
          <table:table-cell table:style-name="ce9" table:formula="of:=COM.MICROSOFT.CONCAT([.C26];[.D26];[.F26])" office:value-type="string" office:string-value="2021-11-22 15:00:00" calcext:value-type="string">
            <text:p>2021-11-22 15:00:00</text:p>
          </table:table-cell>
        </table:table-row>
        <table:table-row table:style-name="ro1">
          <table:table-cell/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1-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7];[.D27];[.E27])" office:value-type="string" office:string-value="2021-11-23 12:30:00" calcext:value-type="string">
            <text:p>2021-11-23 12:30:00</text:p>
          </table:table-cell>
          <table:table-cell table:style-name="ce9" table:formula="of:=COM.MICROSOFT.CONCAT([.C27];[.D27];[.F27])" office:value-type="string" office:string-value="2021-11-23 15:00:00" calcext:value-type="string">
            <text:p>2021-11-23 15:00:00</text:p>
          </table:table-cell>
        </table:table-row>
        <table:table-row table:style-name="ro1">
          <table:table-cell/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1-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8];[.D28];[.E28])" office:value-type="string" office:string-value="2021-11-24 12:30:00" calcext:value-type="string">
            <text:p>2021-11-24 12:30:00</text:p>
          </table:table-cell>
          <table:table-cell table:style-name="ce9" table:formula="of:=COM.MICROSOFT.CONCAT([.C28];[.D28];[.F28])" office:value-type="string" office:string-value="2021-11-24 15:00:00" calcext:value-type="string">
            <text:p>2021-11-24 15:00:00</text:p>
          </table:table-cell>
        </table:table-row>
        <table:table-row table:style-name="ro1">
          <table:table-cell/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9];[.D29];[.E29])" office:value-type="string" office:string-value="2021-11-25 12:30:00" calcext:value-type="string">
            <text:p>2021-11-25 12:30:00</text:p>
          </table:table-cell>
          <table:table-cell table:style-name="ce9" table:formula="of:=COM.MICROSOFT.CONCAT([.C29];[.D29];[.F29])" office:value-type="string" office:string-value="2021-11-25 15:00:00" calcext:value-type="string">
            <text:p>2021-11-25 15:00:00</text:p>
          </table:table-cell>
        </table:table-row>
        <table:table-row table:style-name="ro1">
          <table:table-cell office:value-type="string" calcext:value-type="string">
            <text:p>13:00 a 15:00</text:p>
          </table:table-cell>
          <table:table-cell office:value-type="string" calcext:value-type="string">
            <text:p>RPP HD</text:p>
          </table:table-cell>
          <table:table-cell office:value-type="string" calcext:value-type="string">
            <text:p>2021-11-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0];[.D30];[.E30])" office:value-type="string" office:string-value="2021-11-19 13:00:00" calcext:value-type="string">
            <text:p>2021-11-19 13:00:00</text:p>
          </table:table-cell>
          <table:table-cell table:style-name="ce9" table:formula="of:=COM.MICROSOFT.CONCAT([.C30];[.D30];[.F30])" office:value-type="string" office:string-value="2021-11-19 15:00:00" calcext:value-type="string">
            <text:p>2021-11-19 15:00:00</text:p>
          </table:table-cell>
        </table:table-row>
        <table:table-row table:style-name="ro1">
          <table:table-cell/>
          <table:table-cell office:value-type="string" calcext:value-type="string">
            <text:p>RPP HD</text:p>
          </table:table-cell>
          <table:table-cell office:value-type="string" calcext:value-type="string">
            <text:p>2021-11-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1];[.D31];[.E31])" office:value-type="string" office:string-value="2021-11-20 13:00:00" calcext:value-type="string">
            <text:p>2021-11-20 13:00:00</text:p>
          </table:table-cell>
          <table:table-cell table:style-name="ce9" table:formula="of:=COM.MICROSOFT.CONCAT([.C31];[.D31];[.F31])" office:value-type="string" office:string-value="2021-11-20 15:00:00" calcext:value-type="string">
            <text:p>2021-11-20 15:00:00</text:p>
          </table:table-cell>
        </table:table-row>
        <table:table-row table:style-name="ro1">
          <table:table-cell/>
          <table:table-cell office:value-type="string" calcext:value-type="string">
            <text:p>RPP HD</text:p>
          </table:table-cell>
          <table:table-cell office:value-type="string" calcext:value-type="string">
            <text:p>2021-11-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2];[.D32];[.E32])" office:value-type="string" office:string-value="2021-11-21 13:00:00" calcext:value-type="string">
            <text:p>2021-11-21 13:00:00</text:p>
          </table:table-cell>
          <table:table-cell table:style-name="ce9" table:formula="of:=COM.MICROSOFT.CONCAT([.C32];[.D32];[.F32])" office:value-type="string" office:string-value="2021-11-21 15:00:00" calcext:value-type="string">
            <text:p>2021-11-21 15:00:00</text:p>
          </table:table-cell>
        </table:table-row>
        <table:table-row table:style-name="ro1">
          <table:table-cell/>
          <table:table-cell office:value-type="string" calcext:value-type="string">
            <text:p>RPP HD</text:p>
          </table:table-cell>
          <table:table-cell office:value-type="string" calcext:value-type="string">
            <text:p>2021-11-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3];[.D33];[.E33])" office:value-type="string" office:string-value="2021-11-22 13:00:00" calcext:value-type="string">
            <text:p>2021-11-22 13:00:00</text:p>
          </table:table-cell>
          <table:table-cell table:style-name="ce9" table:formula="of:=COM.MICROSOFT.CONCAT([.C33];[.D33];[.F33])" office:value-type="string" office:string-value="2021-11-22 15:00:00" calcext:value-type="string">
            <text:p>2021-11-22 15:00:00</text:p>
          </table:table-cell>
        </table:table-row>
        <table:table-row table:style-name="ro1">
          <table:table-cell/>
          <table:table-cell office:value-type="string" calcext:value-type="string">
            <text:p>RPP HD</text:p>
          </table:table-cell>
          <table:table-cell office:value-type="string" calcext:value-type="string">
            <text:p>2021-11-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4];[.D34];[.E34])" office:value-type="string" office:string-value="2021-11-23 13:00:00" calcext:value-type="string">
            <text:p>2021-11-23 13:00:00</text:p>
          </table:table-cell>
          <table:table-cell table:style-name="ce9" table:formula="of:=COM.MICROSOFT.CONCAT([.C34];[.D34];[.F34])" office:value-type="string" office:string-value="2021-11-23 15:00:00" calcext:value-type="string">
            <text:p>2021-11-23 15:00:00</text:p>
          </table:table-cell>
        </table:table-row>
        <table:table-row table:style-name="ro1">
          <table:table-cell/>
          <table:table-cell office:value-type="string" calcext:value-type="string">
            <text:p>RPP HD</text:p>
          </table:table-cell>
          <table:table-cell office:value-type="string" calcext:value-type="string">
            <text:p>2021-11-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5];[.D35];[.E35])" office:value-type="string" office:string-value="2021-11-24 13:00:00" calcext:value-type="string">
            <text:p>2021-11-24 13:00:00</text:p>
          </table:table-cell>
          <table:table-cell table:style-name="ce9" table:formula="of:=COM.MICROSOFT.CONCAT([.C35];[.D35];[.F35])" office:value-type="string" office:string-value="2021-11-24 15:00:00" calcext:value-type="string">
            <text:p>2021-11-24 15:00:00</text:p>
          </table:table-cell>
        </table:table-row>
        <table:table-row table:style-name="ro1">
          <table:table-cell/>
          <table:table-cell office:value-type="string" calcext:value-type="string">
            <text:p>RPP HD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6];[.D36];[.E36])" office:value-type="string" office:string-value="2021-11-25 13:00:00" calcext:value-type="string">
            <text:p>2021-11-25 13:00:00</text:p>
          </table:table-cell>
          <table:table-cell table:style-name="ce9" table:formula="of:=COM.MICROSOFT.CONCAT([.C36];[.D36];[.F36])" office:value-type="string" office:string-value="2021-11-25 15:00:00" calcext:value-type="string">
            <text:p>2021-11-25 15:00:00</text:p>
          </table:table-cell>
        </table:table-row>
        <table:table-row table:style-name="ro1">
          <table:table-cell office:value-type="string" calcext:value-type="string">
            <text:p>13:00 a 15:00</text:p>
          </table:table-cell>
          <table:table-cell office:value-type="string" calcext:value-type="string">
            <text:p>CANAL N HD</text:p>
          </table:table-cell>
          <table:table-cell office:value-type="string" calcext:value-type="string">
            <text:p>2021-11-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7];[.D37];[.E37])" office:value-type="string" office:string-value="2021-11-19 13:00:00" calcext:value-type="string">
            <text:p>2021-11-19 13:00:00</text:p>
          </table:table-cell>
          <table:table-cell table:style-name="ce9" table:formula="of:=COM.MICROSOFT.CONCAT([.C37];[.D37];[.F37])" office:value-type="string" office:string-value="2021-11-19 15:00:00" calcext:value-type="string">
            <text:p>2021-11-19 15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8];[.D38];[.E38])" office:value-type="string" office:string-value="2021-11-20 13:00:00" calcext:value-type="string">
            <text:p>2021-11-20 13:00:00</text:p>
          </table:table-cell>
          <table:table-cell table:style-name="ce9" table:formula="of:=COM.MICROSOFT.CONCAT([.C38];[.D38];[.F38])" office:value-type="string" office:string-value="2021-11-20 15:00:00" calcext:value-type="string">
            <text:p>2021-11-20 15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9];[.D39];[.E39])" office:value-type="string" office:string-value="2021-11-21 13:00:00" calcext:value-type="string">
            <text:p>2021-11-21 13:00:00</text:p>
          </table:table-cell>
          <table:table-cell table:style-name="ce9" table:formula="of:=COM.MICROSOFT.CONCAT([.C39];[.D39];[.F39])" office:value-type="string" office:string-value="2021-11-21 15:00:00" calcext:value-type="string">
            <text:p>2021-11-21 15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40];[.D40];[.E40])" office:value-type="string" office:string-value="2021-11-22 13:00:00" calcext:value-type="string">
            <text:p>2021-11-22 13:00:00</text:p>
          </table:table-cell>
          <table:table-cell table:style-name="ce9" table:formula="of:=COM.MICROSOFT.CONCAT([.C40];[.D40];[.F40])" office:value-type="string" office:string-value="2021-11-22 15:00:00" calcext:value-type="string">
            <text:p>2021-11-22 15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41];[.D41];[.E41])" office:value-type="string" office:string-value="2021-11-23 13:00:00" calcext:value-type="string">
            <text:p>2021-11-23 13:00:00</text:p>
          </table:table-cell>
          <table:table-cell table:style-name="ce9" table:formula="of:=COM.MICROSOFT.CONCAT([.C41];[.D41];[.F41])" office:value-type="string" office:string-value="2021-11-23 15:00:00" calcext:value-type="string">
            <text:p>2021-11-23 15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42];[.D42];[.E42])" office:value-type="string" office:string-value="2021-11-24 13:00:00" calcext:value-type="string">
            <text:p>2021-11-24 13:00:00</text:p>
          </table:table-cell>
          <table:table-cell table:style-name="ce9" table:formula="of:=COM.MICROSOFT.CONCAT([.C42];[.D42];[.F42])" office:value-type="string" office:string-value="2021-11-24 15:00:00" calcext:value-type="string">
            <text:p>2021-11-24 15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43];[.D43];[.E43])" office:value-type="string" office:string-value="2021-11-25 13:00:00" calcext:value-type="string">
            <text:p>2021-11-25 13:00:00</text:p>
          </table:table-cell>
          <table:table-cell table:style-name="ce9" table:formula="of:=COM.MICROSOFT.CONCAT([.C43];[.D43];[.F43])" office:value-type="string" office:string-value="2021-11-25 15:00:00" calcext:value-type="string">
            <text:p>2021-11-25 15:00:00</text:p>
          </table:table-cell>
        </table:table-row>
        <table:table-row table:style-name="ro1">
          <table:table-cell office:value-type="string" calcext:value-type="string">
            <text:p>13:30 a 15:00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11-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44];[.D44];[.E44])" office:value-type="string" office:string-value="2021-11-19 13:30:00" calcext:value-type="string">
            <text:p>2021-11-19 13:30:00</text:p>
          </table:table-cell>
          <table:table-cell table:style-name="ce9" table:formula="of:=COM.MICROSOFT.CONCAT([.C44];[.D44];[.F44])" office:value-type="string" office:string-value="2021-11-19 15:00:00" calcext:value-type="string">
            <text:p>2021-11-19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45];[.D45];[.E45])" office:value-type="string" office:string-value="2021-11-20 13:30:00" calcext:value-type="string">
            <text:p>2021-11-20 13:30:00</text:p>
          </table:table-cell>
          <table:table-cell table:style-name="ce9" table:formula="of:=COM.MICROSOFT.CONCAT([.C45];[.D45];[.F45])" office:value-type="string" office:string-value="2021-11-20 15:00:00" calcext:value-type="string">
            <text:p>2021-11-20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46];[.D46];[.E46])" office:value-type="string" office:string-value="2021-11-21 13:30:00" calcext:value-type="string">
            <text:p>2021-11-21 13:30:00</text:p>
          </table:table-cell>
          <table:table-cell table:style-name="ce9" table:formula="of:=COM.MICROSOFT.CONCAT([.C46];[.D46];[.F46])" office:value-type="string" office:string-value="2021-11-21 15:00:00" calcext:value-type="string">
            <text:p>2021-11-21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47];[.D47];[.E47])" office:value-type="string" office:string-value="2021-11-22 13:30:00" calcext:value-type="string">
            <text:p>2021-11-22 13:30:00</text:p>
          </table:table-cell>
          <table:table-cell table:style-name="ce9" table:formula="of:=COM.MICROSOFT.CONCAT([.C47];[.D47];[.F47])" office:value-type="string" office:string-value="2021-11-22 15:00:00" calcext:value-type="string">
            <text:p>2021-11-22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48];[.D48];[.E48])" office:value-type="string" office:string-value="2021-11-23 13:30:00" calcext:value-type="string">
            <text:p>2021-11-23 13:30:00</text:p>
          </table:table-cell>
          <table:table-cell table:style-name="ce9" table:formula="of:=COM.MICROSOFT.CONCAT([.C48];[.D48];[.F48])" office:value-type="string" office:string-value="2021-11-23 15:00:00" calcext:value-type="string">
            <text:p>2021-11-23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49];[.D49];[.E49])" office:value-type="string" office:string-value="2021-11-24 13:30:00" calcext:value-type="string">
            <text:p>2021-11-24 13:30:00</text:p>
          </table:table-cell>
          <table:table-cell table:style-name="ce9" table:formula="of:=COM.MICROSOFT.CONCAT([.C49];[.D49];[.F49])" office:value-type="string" office:string-value="2021-11-24 15:00:00" calcext:value-type="string">
            <text:p>2021-11-24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50];[.D50];[.E50])" office:value-type="string" office:string-value="2021-11-25 13:30:00" calcext:value-type="string">
            <text:p>2021-11-25 13:30:00</text:p>
          </table:table-cell>
          <table:table-cell table:style-name="ce9" table:formula="of:=COM.MICROSOFT.CONCAT([.C50];[.D50];[.F50])" office:value-type="string" office:string-value="2021-11-25 15:00:00" calcext:value-type="string">
            <text:p>2021-11-25 15:00:00</text:p>
          </table:table-cell>
        </table:table-row>
        <table:table-row table:style-name="ro1">
          <table:table-cell office:value-type="string" calcext:value-type="string">
            <text:p>14:00 a 15:00</text:p>
          </table:table-cell>
          <table:table-cell office:value-type="string" calcext:value-type="string">
            <text:p>WILLAX</text:p>
          </table:table-cell>
          <table:table-cell office:value-type="string" calcext:value-type="string">
            <text:p>2021-11-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1];[.D51];[.E51])" office:value-type="string" office:string-value="2021-11-19 14:00:00" calcext:value-type="string">
            <text:p>2021-11-19 14:00:00</text:p>
          </table:table-cell>
          <table:table-cell table:style-name="ce9" table:formula="of:=COM.MICROSOFT.CONCAT([.C51];[.D51];[.F51])" office:value-type="string" office:string-value="2021-11-19 15:00:00" calcext:value-type="string">
            <text:p>2021-11-19 15:00:00</text:p>
          </table:table-cell>
        </table:table-row>
        <table:table-row table:style-name="ro1">
          <table:table-cell/>
          <table:table-cell office:value-type="string" calcext:value-type="string">
            <text:p>WILLAX</text:p>
          </table:table-cell>
          <table:table-cell office:value-type="string" calcext:value-type="string">
            <text:p>2021-11-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2];[.D52];[.E52])" office:value-type="string" office:string-value="2021-11-20 14:00:00" calcext:value-type="string">
            <text:p>2021-11-20 14:00:00</text:p>
          </table:table-cell>
          <table:table-cell table:style-name="ce9" table:formula="of:=COM.MICROSOFT.CONCAT([.C52];[.D52];[.F52])" office:value-type="string" office:string-value="2021-11-20 15:00:00" calcext:value-type="string">
            <text:p>2021-11-20 15:00:00</text:p>
          </table:table-cell>
        </table:table-row>
        <table:table-row table:style-name="ro1">
          <table:table-cell/>
          <table:table-cell office:value-type="string" calcext:value-type="string">
            <text:p>WILLAX</text:p>
          </table:table-cell>
          <table:table-cell office:value-type="string" calcext:value-type="string">
            <text:p>2021-11-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3];[.D53];[.E53])" office:value-type="string" office:string-value="2021-11-21 14:00:00" calcext:value-type="string">
            <text:p>2021-11-21 14:00:00</text:p>
          </table:table-cell>
          <table:table-cell table:style-name="ce9" table:formula="of:=COM.MICROSOFT.CONCAT([.C53];[.D53];[.F53])" office:value-type="string" office:string-value="2021-11-21 15:00:00" calcext:value-type="string">
            <text:p>2021-11-21 15:00:00</text:p>
          </table:table-cell>
        </table:table-row>
        <table:table-row table:style-name="ro1">
          <table:table-cell/>
          <table:table-cell office:value-type="string" calcext:value-type="string">
            <text:p>WILLAX</text:p>
          </table:table-cell>
          <table:table-cell office:value-type="string" calcext:value-type="string">
            <text:p>2021-11-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4];[.D54];[.E54])" office:value-type="string" office:string-value="2021-11-22 14:00:00" calcext:value-type="string">
            <text:p>2021-11-22 14:00:00</text:p>
          </table:table-cell>
          <table:table-cell table:style-name="ce9" table:formula="of:=COM.MICROSOFT.CONCAT([.C54];[.D54];[.F54])" office:value-type="string" office:string-value="2021-11-22 15:00:00" calcext:value-type="string">
            <text:p>2021-11-22 15:00:00</text:p>
          </table:table-cell>
        </table:table-row>
        <table:table-row table:style-name="ro1">
          <table:table-cell/>
          <table:table-cell office:value-type="string" calcext:value-type="string">
            <text:p>WILLAX</text:p>
          </table:table-cell>
          <table:table-cell office:value-type="string" calcext:value-type="string">
            <text:p>2021-11-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5];[.D55];[.E55])" office:value-type="string" office:string-value="2021-11-23 14:00:00" calcext:value-type="string">
            <text:p>2021-11-23 14:00:00</text:p>
          </table:table-cell>
          <table:table-cell table:style-name="ce9" table:formula="of:=COM.MICROSOFT.CONCAT([.C55];[.D55];[.F55])" office:value-type="string" office:string-value="2021-11-23 15:00:00" calcext:value-type="string">
            <text:p>2021-11-23 15:00:00</text:p>
          </table:table-cell>
        </table:table-row>
        <table:table-row table:style-name="ro1">
          <table:table-cell/>
          <table:table-cell office:value-type="string" calcext:value-type="string">
            <text:p>WILLAX</text:p>
          </table:table-cell>
          <table:table-cell office:value-type="string" calcext:value-type="string">
            <text:p>2021-11-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6];[.D56];[.E56])" office:value-type="string" office:string-value="2021-11-24 14:00:00" calcext:value-type="string">
            <text:p>2021-11-24 14:00:00</text:p>
          </table:table-cell>
          <table:table-cell table:style-name="ce9" table:formula="of:=COM.MICROSOFT.CONCAT([.C56];[.D56];[.F56])" office:value-type="string" office:string-value="2021-11-24 15:00:00" calcext:value-type="string">
            <text:p>2021-11-24 15:00:00</text:p>
          </table:table-cell>
        </table:table-row>
        <table:table-row table:style-name="ro1">
          <table:table-cell/>
          <table:table-cell office:value-type="string" calcext:value-type="string">
            <text:p>WILLAX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7];[.D57];[.E57])" office:value-type="string" office:string-value="2021-11-25 14:00:00" calcext:value-type="string">
            <text:p>2021-11-25 14:00:00</text:p>
          </table:table-cell>
          <table:table-cell table:style-name="ce9" table:formula="of:=COM.MICROSOFT.CONCAT([.C57];[.D57];[.F57])" office:value-type="string" office:string-value="2021-11-25 15:00:00" calcext:value-type="string">
            <text:p>2021-11-25 15:00:00</text:p>
          </table:table-cell>
        </table:table-row>
        <table:table-row table:style-name="ro1" table:number-rows-repeated="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jas2" table:style-name="ta2">
        <table:table-column table:style-name="co10" table:default-cell-style-name="Default"/>
        <table:table-column table:style-name="co11" table:default-cell-style-name="Default"/>
        <table:table-column table:style-name="co9" table:default-cell-style-name="ce6"/>
        <table:table-column table:style-name="co9" table:default-cell-style-name="Default"/>
        <table:table-column table:style-name="co9" table:number-columns-repeated="2" table:default-cell-style-name="ce6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analx</text:p>
          </table:table-cell>
          <table:table-cell office:value-type="string" calcext:value-type="string">
            <text:p>canal</text:p>
          </table:table-cell>
          <table:table-cell table:style-name="Default" office:value-type="string" calcext:value-type="string">
            <text:p>date</text:p>
          </table:table-cell>
          <table:table-cell/>
          <table:table-cell table:style-name="Default" office:value-type="string" calcext:value-type="string">
            <text:p>hora_ini</text:p>
          </table:table-cell>
          <table:table-cell table:style-name="Default" office:value-type="string" calcext:value-type="string">
            <text:p>hora_fin</text:p>
          </table:table-cell>
          <table:table-cell office:value-type="string" calcext:value-type="string">
            <text:p>fecha_init</text:p>
          </table:table-cell>
          <table:table-cell office:value-type="string" calcext:value-type="string">
            <text:p>fecha_fin</text:p>
          </table:table-cell>
        </table:table-row>
        <table:table-row table:style-name="ro1">
          <table:table-cell office:value-type="string" calcext:value-type="string">
            <text:p>Latina 90 Mediodía 12:00 <text:s/>a 15:00</text:p>
          </table:table-cell>
          <table:table-cell office:value-type="string" calcext:value-type="string">
            <text:p>LATINA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2];[.D2];[.E2])" office:value-type="string" office:string-value="2021-11-26 12:00:00" calcext:value-type="string">
            <text:p>2021-11-26 12:00:00</text:p>
          </table:table-cell>
          <table:table-cell table:style-name="ce9" table:formula="of:=COM.MICROSOFT.CONCAT([.C2];[.D2];[.F2])" office:value-type="string" office:string-value="2021-11-26 15:00:00" calcext:value-type="string">
            <text:p>2021-11-26 15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3];[.D3];[.E3])" office:value-type="string" office:string-value="2021-11-27 12:00:00" calcext:value-type="string">
            <text:p>2021-11-27 12:00:00</text:p>
          </table:table-cell>
          <table:table-cell table:style-name="ce9" table:formula="of:=COM.MICROSOFT.CONCAT([.C3];[.D3];[.F3])" office:value-type="string" office:string-value="2021-11-27 15:00:00" calcext:value-type="string">
            <text:p>2021-11-27 15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4];[.D4];[.E4])" office:value-type="string" office:string-value="2021-11-28 12:00:00" calcext:value-type="string">
            <text:p>2021-11-28 12:00:00</text:p>
          </table:table-cell>
          <table:table-cell table:style-name="ce9" table:formula="of:=COM.MICROSOFT.CONCAT([.C4];[.D4];[.F4])" office:value-type="string" office:string-value="2021-11-28 15:00:00" calcext:value-type="string">
            <text:p>2021-11-28 15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5];[.D5];[.E5])" office:value-type="string" office:string-value="2021-11-29 12:00:00" calcext:value-type="string">
            <text:p>2021-11-29 12:00:00</text:p>
          </table:table-cell>
          <table:table-cell table:style-name="ce9" table:formula="of:=COM.MICROSOFT.CONCAT([.C5];[.D5];[.F5])" office:value-type="string" office:string-value="2021-11-29 15:00:00" calcext:value-type="string">
            <text:p>2021-11-29 15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6];[.D6];[.E6])" office:value-type="string" office:string-value="2021-11-30 12:00:00" calcext:value-type="string">
            <text:p>2021-11-30 12:00:00</text:p>
          </table:table-cell>
          <table:table-cell table:style-name="ce9" table:formula="of:=COM.MICROSOFT.CONCAT([.C6];[.D6];[.F6])" office:value-type="string" office:string-value="2021-11-30 15:00:00" calcext:value-type="string">
            <text:p>2021-11-30 15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7];[.D7];[.E7])" office:value-type="string" office:string-value="2021-12-01 12:00:00" calcext:value-type="string">
            <text:p>2021-12-01 12:00:00</text:p>
          </table:table-cell>
          <table:table-cell table:style-name="ce9" table:formula="of:=COM.MICROSOFT.CONCAT([.C7];[.D7];[.F7])" office:value-type="string" office:string-value="2021-12-01 15:00:00" calcext:value-type="string">
            <text:p>2021-12-01 15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8];[.D8];[.E8])" office:value-type="string" office:string-value="2021-12-02 12:00:00" calcext:value-type="string">
            <text:p>2021-12-02 12:00:00</text:p>
          </table:table-cell>
          <table:table-cell table:style-name="ce9" table:formula="of:=COM.MICROSOFT.CONCAT([.C8];[.D8];[.F8])" office:value-type="string" office:string-value="2021-12-02 15:00:00" calcext:value-type="string">
            <text:p>2021-12-02 15:00:00</text:p>
          </table:table-cell>
        </table:table-row>
        <table:table-row table:style-name="ro1">
          <table:table-cell office:value-type="string" calcext:value-type="string">
            <text:p>12:00 <text:s/>a 15:00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9];[.D9];[.E9])" office:value-type="string" office:string-value="2021-11-26 12:00:00" calcext:value-type="string">
            <text:p>2021-11-26 12:00:00</text:p>
          </table:table-cell>
          <table:table-cell table:style-name="ce9" table:formula="of:=COM.MICROSOFT.CONCAT([.C9];[.D9];[.F9])" office:value-type="string" office:string-value="2021-11-26 15:00:00" calcext:value-type="string">
            <text:p>2021-11-26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10];[.D10];[.E10])" office:value-type="string" office:string-value="2021-11-27 12:00:00" calcext:value-type="string">
            <text:p>2021-11-27 12:00:00</text:p>
          </table:table-cell>
          <table:table-cell table:style-name="ce9" table:formula="of:=COM.MICROSOFT.CONCAT([.C10];[.D10];[.F10])" office:value-type="string" office:string-value="2021-11-27 15:00:00" calcext:value-type="string">
            <text:p>2021-11-27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11];[.D11];[.E11])" office:value-type="string" office:string-value="2021-11-28 12:00:00" calcext:value-type="string">
            <text:p>2021-11-28 12:00:00</text:p>
          </table:table-cell>
          <table:table-cell table:style-name="ce9" table:formula="of:=COM.MICROSOFT.CONCAT([.C11];[.D11];[.F11])" office:value-type="string" office:string-value="2021-11-28 15:00:00" calcext:value-type="string">
            <text:p>2021-11-28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12];[.D12];[.E12])" office:value-type="string" office:string-value="2021-11-29 12:00:00" calcext:value-type="string">
            <text:p>2021-11-29 12:00:00</text:p>
          </table:table-cell>
          <table:table-cell table:style-name="ce9" table:formula="of:=COM.MICROSOFT.CONCAT([.C12];[.D12];[.F12])" office:value-type="string" office:string-value="2021-11-29 15:00:00" calcext:value-type="string">
            <text:p>2021-11-29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13];[.D13];[.E13])" office:value-type="string" office:string-value="2021-11-30 12:00:00" calcext:value-type="string">
            <text:p>2021-11-30 12:00:00</text:p>
          </table:table-cell>
          <table:table-cell table:style-name="ce9" table:formula="of:=COM.MICROSOFT.CONCAT([.C13];[.D13];[.F13])" office:value-type="string" office:string-value="2021-11-30 15:00:00" calcext:value-type="string">
            <text:p>2021-11-30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14];[.D14];[.E14])" office:value-type="string" office:string-value="2021-12-01 12:00:00" calcext:value-type="string">
            <text:p>2021-12-01 12:00:00</text:p>
          </table:table-cell>
          <table:table-cell table:style-name="ce9" table:formula="of:=COM.MICROSOFT.CONCAT([.C14];[.D14];[.F14])" office:value-type="string" office:string-value="2021-12-01 15:00:00" calcext:value-type="string">
            <text:p>2021-12-01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5:00:00</text:p>
          </table:table-cell>
          <table:table-cell table:formula="of:=COM.MICROSOFT.CONCAT([.C15];[.D15];[.E15])" office:value-type="string" office:string-value="2021-12-02 12:00:00" calcext:value-type="string">
            <text:p>2021-12-02 12:00:00</text:p>
          </table:table-cell>
          <table:table-cell table:style-name="ce9" table:formula="of:=COM.MICROSOFT.CONCAT([.C15];[.D15];[.F15])" office:value-type="string" office:string-value="2021-12-02 15:00:00" calcext:value-type="string">
            <text:p>2021-12-02 15:00:00</text:p>
          </table:table-cell>
        </table:table-row>
        <table:table-row table:style-name="ro1">
          <table:table-cell office:value-type="string" calcext:value-type="string">
            <text:p><text:s/>12:00 <text:s/>a 14:00</text:p>
          </table:table-cell>
          <table:table-cell office:value-type="string" calcext:value-type="string">
            <text:p>CANAL N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16];[.D16];[.E16])" office:value-type="string" office:string-value="2021-11-26 12:00:00" calcext:value-type="string">
            <text:p>2021-11-26 12:00:00</text:p>
          </table:table-cell>
          <table:table-cell table:style-name="ce9" table:formula="of:=COM.MICROSOFT.CONCAT([.C16];[.D16];[.F16])" office:value-type="string" office:string-value="2021-11-26 14:00:00" calcext:value-type="string">
            <text:p>2021-11-26 14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17];[.D17];[.E17])" office:value-type="string" office:string-value="2021-11-27 12:00:00" calcext:value-type="string">
            <text:p>2021-11-27 12:00:00</text:p>
          </table:table-cell>
          <table:table-cell table:style-name="ce9" table:formula="of:=COM.MICROSOFT.CONCAT([.C17];[.D17];[.F17])" office:value-type="string" office:string-value="2021-11-27 14:00:00" calcext:value-type="string">
            <text:p>2021-11-27 14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18];[.D18];[.E18])" office:value-type="string" office:string-value="2021-11-28 12:00:00" calcext:value-type="string">
            <text:p>2021-11-28 12:00:00</text:p>
          </table:table-cell>
          <table:table-cell table:style-name="ce9" table:formula="of:=COM.MICROSOFT.CONCAT([.C18];[.D18];[.F18])" office:value-type="string" office:string-value="2021-11-28 14:00:00" calcext:value-type="string">
            <text:p>2021-11-28 14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19];[.D19];[.E19])" office:value-type="string" office:string-value="2021-11-29 12:00:00" calcext:value-type="string">
            <text:p>2021-11-29 12:00:00</text:p>
          </table:table-cell>
          <table:table-cell table:style-name="ce9" table:formula="of:=COM.MICROSOFT.CONCAT([.C19];[.D19];[.F19])" office:value-type="string" office:string-value="2021-11-29 14:00:00" calcext:value-type="string">
            <text:p>2021-11-29 14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20];[.D20];[.E20])" office:value-type="string" office:string-value="2021-11-30 12:00:00" calcext:value-type="string">
            <text:p>2021-11-30 12:00:00</text:p>
          </table:table-cell>
          <table:table-cell table:style-name="ce9" table:formula="of:=COM.MICROSOFT.CONCAT([.C20];[.D20];[.F20])" office:value-type="string" office:string-value="2021-11-30 14:00:00" calcext:value-type="string">
            <text:p>2021-11-30 14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21];[.D21];[.E21])" office:value-type="string" office:string-value="2021-12-01 12:00:00" calcext:value-type="string">
            <text:p>2021-12-01 12:00:00</text:p>
          </table:table-cell>
          <table:table-cell table:style-name="ce9" table:formula="of:=COM.MICROSOFT.CONCAT([.C21];[.D21];[.F21])" office:value-type="string" office:string-value="2021-12-01 14:00:00" calcext:value-type="string">
            <text:p>2021-12-01 14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14:00:00</text:p>
          </table:table-cell>
          <table:table-cell table:formula="of:=COM.MICROSOFT.CONCAT([.C22];[.D22];[.E22])" office:value-type="string" office:string-value="2021-12-02 12:00:00" calcext:value-type="string">
            <text:p>2021-12-02 12:00:00</text:p>
          </table:table-cell>
          <table:table-cell table:style-name="ce9" table:formula="of:=COM.MICROSOFT.CONCAT([.C22];[.D22];[.F22])" office:value-type="string" office:string-value="2021-12-02 14:00:00" calcext:value-type="string">
            <text:p>2021-12-02 14:00:00</text:p>
          </table:table-cell>
        </table:table-row>
        <table:table-row table:style-name="ro1">
          <table:table-cell office:value-type="string" calcext:value-type="string">
            <text:p><text:s/>12:30 a 15:00</text:p>
          </table:table-cell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3];[.D23];[.E23])" office:value-type="string" office:string-value="2021-11-26 12:30:00" calcext:value-type="string">
            <text:p>2021-11-26 12:30:00</text:p>
          </table:table-cell>
          <table:table-cell table:style-name="ce9" table:formula="of:=COM.MICROSOFT.CONCAT([.C23];[.D23];[.F23])" office:value-type="string" office:string-value="2021-11-26 15:00:00" calcext:value-type="string">
            <text:p>2021-11-26 15:00:00</text:p>
          </table:table-cell>
        </table:table-row>
        <table:table-row table:style-name="ro1">
          <table:table-cell/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4];[.D24];[.E24])" office:value-type="string" office:string-value="2021-11-27 12:30:00" calcext:value-type="string">
            <text:p>2021-11-27 12:30:00</text:p>
          </table:table-cell>
          <table:table-cell table:style-name="ce9" table:formula="of:=COM.MICROSOFT.CONCAT([.C24];[.D24];[.F24])" office:value-type="string" office:string-value="2021-11-27 15:00:00" calcext:value-type="string">
            <text:p>2021-11-27 15:00:00</text:p>
          </table:table-cell>
        </table:table-row>
        <table:table-row table:style-name="ro1">
          <table:table-cell/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5];[.D25];[.E25])" office:value-type="string" office:string-value="2021-11-28 12:30:00" calcext:value-type="string">
            <text:p>2021-11-28 12:30:00</text:p>
          </table:table-cell>
          <table:table-cell table:style-name="ce9" table:formula="of:=COM.MICROSOFT.CONCAT([.C25];[.D25];[.F25])" office:value-type="string" office:string-value="2021-11-28 15:00:00" calcext:value-type="string">
            <text:p>2021-11-28 15:00:00</text:p>
          </table:table-cell>
        </table:table-row>
        <table:table-row table:style-name="ro1">
          <table:table-cell/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6];[.D26];[.E26])" office:value-type="string" office:string-value="2021-11-29 12:30:00" calcext:value-type="string">
            <text:p>2021-11-29 12:30:00</text:p>
          </table:table-cell>
          <table:table-cell table:style-name="ce9" table:formula="of:=COM.MICROSOFT.CONCAT([.C26];[.D26];[.F26])" office:value-type="string" office:string-value="2021-11-29 15:00:00" calcext:value-type="string">
            <text:p>2021-11-29 15:00:00</text:p>
          </table:table-cell>
        </table:table-row>
        <table:table-row table:style-name="ro1">
          <table:table-cell/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7];[.D27];[.E27])" office:value-type="string" office:string-value="2021-11-30 12:30:00" calcext:value-type="string">
            <text:p>2021-11-30 12:30:00</text:p>
          </table:table-cell>
          <table:table-cell table:style-name="ce9" table:formula="of:=COM.MICROSOFT.CONCAT([.C27];[.D27];[.F27])" office:value-type="string" office:string-value="2021-11-30 15:00:00" calcext:value-type="string">
            <text:p>2021-11-30 15:00:00</text:p>
          </table:table-cell>
        </table:table-row>
        <table:table-row table:style-name="ro1">
          <table:table-cell/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8];[.D28];[.E28])" office:value-type="string" office:string-value="2021-12-01 12:30:00" calcext:value-type="string">
            <text:p>2021-12-01 12:30:00</text:p>
          </table:table-cell>
          <table:table-cell table:style-name="ce9" table:formula="of:=COM.MICROSOFT.CONCAT([.C28];[.D28];[.F28])" office:value-type="string" office:string-value="2021-12-01 15:00:00" calcext:value-type="string">
            <text:p>2021-12-01 15:00:00</text:p>
          </table:table-cell>
        </table:table-row>
        <table:table-row table:style-name="ro1">
          <table:table-cell/>
          <table:table-cell office:value-type="string" calcext:value-type="string">
            <text:p>PANAMERICANA TELEVISION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15:00:00</text:p>
          </table:table-cell>
          <table:table-cell table:formula="of:=COM.MICROSOFT.CONCAT([.C29];[.D29];[.E29])" office:value-type="string" office:string-value="2021-12-02 12:30:00" calcext:value-type="string">
            <text:p>2021-12-02 12:30:00</text:p>
          </table:table-cell>
          <table:table-cell table:style-name="ce9" table:formula="of:=COM.MICROSOFT.CONCAT([.C29];[.D29];[.F29])" office:value-type="string" office:string-value="2021-12-02 15:00:00" calcext:value-type="string">
            <text:p>2021-12-02 15:00:00</text:p>
          </table:table-cell>
        </table:table-row>
        <table:table-row table:style-name="ro1">
          <table:table-cell office:value-type="string" calcext:value-type="string">
            <text:p>13:00 a 15:00</text:p>
          </table:table-cell>
          <table:table-cell office:value-type="string" calcext:value-type="string">
            <text:p>RPP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0];[.D30];[.E30])" office:value-type="string" office:string-value="2021-11-26 13:00:00" calcext:value-type="string">
            <text:p>2021-11-26 13:00:00</text:p>
          </table:table-cell>
          <table:table-cell table:style-name="ce9" table:formula="of:=COM.MICROSOFT.CONCAT([.C30];[.D30];[.F30])" office:value-type="string" office:string-value="2021-11-26 15:00:00" calcext:value-type="string">
            <text:p>2021-11-26 15:00:00</text:p>
          </table:table-cell>
        </table:table-row>
        <table:table-row table:style-name="ro1">
          <table:table-cell/>
          <table:table-cell office:value-type="string" calcext:value-type="string">
            <text:p>RPP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1];[.D31];[.E31])" office:value-type="string" office:string-value="2021-11-27 13:00:00" calcext:value-type="string">
            <text:p>2021-11-27 13:00:00</text:p>
          </table:table-cell>
          <table:table-cell table:style-name="ce9" table:formula="of:=COM.MICROSOFT.CONCAT([.C31];[.D31];[.F31])" office:value-type="string" office:string-value="2021-11-27 15:00:00" calcext:value-type="string">
            <text:p>2021-11-27 15:00:00</text:p>
          </table:table-cell>
        </table:table-row>
        <table:table-row table:style-name="ro1">
          <table:table-cell/>
          <table:table-cell office:value-type="string" calcext:value-type="string">
            <text:p>RPP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2];[.D32];[.E32])" office:value-type="string" office:string-value="2021-11-28 13:00:00" calcext:value-type="string">
            <text:p>2021-11-28 13:00:00</text:p>
          </table:table-cell>
          <table:table-cell table:style-name="ce9" table:formula="of:=COM.MICROSOFT.CONCAT([.C32];[.D32];[.F32])" office:value-type="string" office:string-value="2021-11-28 15:00:00" calcext:value-type="string">
            <text:p>2021-11-28 15:00:00</text:p>
          </table:table-cell>
        </table:table-row>
        <table:table-row table:style-name="ro1">
          <table:table-cell/>
          <table:table-cell office:value-type="string" calcext:value-type="string">
            <text:p>RPP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3];[.D33];[.E33])" office:value-type="string" office:string-value="2021-11-29 13:00:00" calcext:value-type="string">
            <text:p>2021-11-29 13:00:00</text:p>
          </table:table-cell>
          <table:table-cell table:style-name="ce9" table:formula="of:=COM.MICROSOFT.CONCAT([.C33];[.D33];[.F33])" office:value-type="string" office:string-value="2021-11-29 15:00:00" calcext:value-type="string">
            <text:p>2021-11-29 15:00:00</text:p>
          </table:table-cell>
        </table:table-row>
        <table:table-row table:style-name="ro1">
          <table:table-cell/>
          <table:table-cell office:value-type="string" calcext:value-type="string">
            <text:p>RPP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4];[.D34];[.E34])" office:value-type="string" office:string-value="2021-11-30 13:00:00" calcext:value-type="string">
            <text:p>2021-11-30 13:00:00</text:p>
          </table:table-cell>
          <table:table-cell table:style-name="ce9" table:formula="of:=COM.MICROSOFT.CONCAT([.C34];[.D34];[.F34])" office:value-type="string" office:string-value="2021-11-30 15:00:00" calcext:value-type="string">
            <text:p>2021-11-30 15:00:00</text:p>
          </table:table-cell>
        </table:table-row>
        <table:table-row table:style-name="ro1">
          <table:table-cell/>
          <table:table-cell office:value-type="string" calcext:value-type="string">
            <text:p>RPP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5];[.D35];[.E35])" office:value-type="string" office:string-value="2021-12-01 13:00:00" calcext:value-type="string">
            <text:p>2021-12-01 13:00:00</text:p>
          </table:table-cell>
          <table:table-cell table:style-name="ce9" table:formula="of:=COM.MICROSOFT.CONCAT([.C35];[.D35];[.F35])" office:value-type="string" office:string-value="2021-12-01 15:00:00" calcext:value-type="string">
            <text:p>2021-12-01 15:00:00</text:p>
          </table:table-cell>
        </table:table-row>
        <table:table-row table:style-name="ro1">
          <table:table-cell/>
          <table:table-cell office:value-type="string" calcext:value-type="string">
            <text:p>RPP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6];[.D36];[.E36])" office:value-type="string" office:string-value="2021-12-02 13:00:00" calcext:value-type="string">
            <text:p>2021-12-02 13:00:00</text:p>
          </table:table-cell>
          <table:table-cell table:style-name="ce9" table:formula="of:=COM.MICROSOFT.CONCAT([.C36];[.D36];[.F36])" office:value-type="string" office:string-value="2021-12-02 15:00:00" calcext:value-type="string">
            <text:p>2021-12-02 15:00:00</text:p>
          </table:table-cell>
        </table:table-row>
        <table:table-row table:style-name="ro1">
          <table:table-cell office:value-type="string" calcext:value-type="string">
            <text:p>13:00 a 15:00</text:p>
          </table:table-cell>
          <table:table-cell office:value-type="string" calcext:value-type="string">
            <text:p>CANAL N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7];[.D37];[.E37])" office:value-type="string" office:string-value="2021-11-26 13:00:00" calcext:value-type="string">
            <text:p>2021-11-26 13:00:00</text:p>
          </table:table-cell>
          <table:table-cell table:style-name="ce9" table:formula="of:=COM.MICROSOFT.CONCAT([.C37];[.D37];[.F37])" office:value-type="string" office:string-value="2021-11-26 15:00:00" calcext:value-type="string">
            <text:p>2021-11-26 15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8];[.D38];[.E38])" office:value-type="string" office:string-value="2021-11-27 13:00:00" calcext:value-type="string">
            <text:p>2021-11-27 13:00:00</text:p>
          </table:table-cell>
          <table:table-cell table:style-name="ce9" table:formula="of:=COM.MICROSOFT.CONCAT([.C38];[.D38];[.F38])" office:value-type="string" office:string-value="2021-11-27 15:00:00" calcext:value-type="string">
            <text:p>2021-11-27 15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39];[.D39];[.E39])" office:value-type="string" office:string-value="2021-11-28 13:00:00" calcext:value-type="string">
            <text:p>2021-11-28 13:00:00</text:p>
          </table:table-cell>
          <table:table-cell table:style-name="ce9" table:formula="of:=COM.MICROSOFT.CONCAT([.C39];[.D39];[.F39])" office:value-type="string" office:string-value="2021-11-28 15:00:00" calcext:value-type="string">
            <text:p>2021-11-28 15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40];[.D40];[.E40])" office:value-type="string" office:string-value="2021-11-29 13:00:00" calcext:value-type="string">
            <text:p>2021-11-29 13:00:00</text:p>
          </table:table-cell>
          <table:table-cell table:style-name="ce9" table:formula="of:=COM.MICROSOFT.CONCAT([.C40];[.D40];[.F40])" office:value-type="string" office:string-value="2021-11-29 15:00:00" calcext:value-type="string">
            <text:p>2021-11-29 15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41];[.D41];[.E41])" office:value-type="string" office:string-value="2021-11-30 13:00:00" calcext:value-type="string">
            <text:p>2021-11-30 13:00:00</text:p>
          </table:table-cell>
          <table:table-cell table:style-name="ce9" table:formula="of:=COM.MICROSOFT.CONCAT([.C41];[.D41];[.F41])" office:value-type="string" office:string-value="2021-11-30 15:00:00" calcext:value-type="string">
            <text:p>2021-11-30 15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42];[.D42];[.E42])" office:value-type="string" office:string-value="2021-12-01 13:00:00" calcext:value-type="string">
            <text:p>2021-12-01 13:00:00</text:p>
          </table:table-cell>
          <table:table-cell table:style-name="ce9" table:formula="of:=COM.MICROSOFT.CONCAT([.C42];[.D42];[.F42])" office:value-type="string" office:string-value="2021-12-01 15:00:00" calcext:value-type="string">
            <text:p>2021-12-01 15:00:00</text:p>
          </table:table-cell>
        </table:table-row>
        <table:table-row table:style-name="ro1">
          <table:table-cell/>
          <table:table-cell office:value-type="string" calcext:value-type="string">
            <text:p>CANAL N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15:00:00</text:p>
          </table:table-cell>
          <table:table-cell table:formula="of:=COM.MICROSOFT.CONCAT([.C43];[.D43];[.E43])" office:value-type="string" office:string-value="2021-12-02 13:00:00" calcext:value-type="string">
            <text:p>2021-12-02 13:00:00</text:p>
          </table:table-cell>
          <table:table-cell table:style-name="ce9" table:formula="of:=COM.MICROSOFT.CONCAT([.C43];[.D43];[.F43])" office:value-type="string" office:string-value="2021-12-02 15:00:00" calcext:value-type="string">
            <text:p>2021-12-02 15:00:00</text:p>
          </table:table-cell>
        </table:table-row>
        <table:table-row table:style-name="ro1">
          <table:table-cell office:value-type="string" calcext:value-type="string">
            <text:p>13:30 a 15:00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44];[.D44];[.E44])" office:value-type="string" office:string-value="2021-11-26 13:30:00" calcext:value-type="string">
            <text:p>2021-11-26 13:30:00</text:p>
          </table:table-cell>
          <table:table-cell table:style-name="ce9" table:formula="of:=COM.MICROSOFT.CONCAT([.C44];[.D44];[.F44])" office:value-type="string" office:string-value="2021-11-26 15:00:00" calcext:value-type="string">
            <text:p>2021-11-26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45];[.D45];[.E45])" office:value-type="string" office:string-value="2021-11-27 13:30:00" calcext:value-type="string">
            <text:p>2021-11-27 13:30:00</text:p>
          </table:table-cell>
          <table:table-cell table:style-name="ce9" table:formula="of:=COM.MICROSOFT.CONCAT([.C45];[.D45];[.F45])" office:value-type="string" office:string-value="2021-11-27 15:00:00" calcext:value-type="string">
            <text:p>2021-11-27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46];[.D46];[.E46])" office:value-type="string" office:string-value="2021-11-28 13:30:00" calcext:value-type="string">
            <text:p>2021-11-28 13:30:00</text:p>
          </table:table-cell>
          <table:table-cell table:style-name="ce9" table:formula="of:=COM.MICROSOFT.CONCAT([.C46];[.D46];[.F46])" office:value-type="string" office:string-value="2021-11-28 15:00:00" calcext:value-type="string">
            <text:p>2021-11-28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47];[.D47];[.E47])" office:value-type="string" office:string-value="2021-11-29 13:30:00" calcext:value-type="string">
            <text:p>2021-11-29 13:30:00</text:p>
          </table:table-cell>
          <table:table-cell table:style-name="ce9" table:formula="of:=COM.MICROSOFT.CONCAT([.C47];[.D47];[.F47])" office:value-type="string" office:string-value="2021-11-29 15:00:00" calcext:value-type="string">
            <text:p>2021-11-29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48];[.D48];[.E48])" office:value-type="string" office:string-value="2021-11-30 13:30:00" calcext:value-type="string">
            <text:p>2021-11-30 13:30:00</text:p>
          </table:table-cell>
          <table:table-cell table:style-name="ce9" table:formula="of:=COM.MICROSOFT.CONCAT([.C48];[.D48];[.F48])" office:value-type="string" office:string-value="2021-11-30 15:00:00" calcext:value-type="string">
            <text:p>2021-11-30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49];[.D49];[.E49])" office:value-type="string" office:string-value="2021-12-01 13:30:00" calcext:value-type="string">
            <text:p>2021-12-01 13:30:00</text:p>
          </table:table-cell>
          <table:table-cell table:style-name="ce9" table:formula="of:=COM.MICROSOFT.CONCAT([.C49];[.D49];[.F49])" office:value-type="string" office:string-value="2021-12-01 15:00:00" calcext:value-type="string">
            <text:p>2021-12-01 15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15:00:00</text:p>
          </table:table-cell>
          <table:table-cell table:formula="of:=COM.MICROSOFT.CONCAT([.C50];[.D50];[.E50])" office:value-type="string" office:string-value="2021-12-02 13:30:00" calcext:value-type="string">
            <text:p>2021-12-02 13:30:00</text:p>
          </table:table-cell>
          <table:table-cell table:style-name="ce9" table:formula="of:=COM.MICROSOFT.CONCAT([.C50];[.D50];[.F50])" office:value-type="string" office:string-value="2021-12-02 15:00:00" calcext:value-type="string">
            <text:p>2021-12-02 15:00:00</text:p>
          </table:table-cell>
        </table:table-row>
        <table:table-row table:style-name="ro1">
          <table:table-cell office:value-type="string" calcext:value-type="string">
            <text:p>14:00 a 15:00</text:p>
          </table:table-cell>
          <table:table-cell office:value-type="string" calcext:value-type="string">
            <text:p>WILLAX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1];[.D51];[.E51])" office:value-type="string" office:string-value="2021-11-26 14:00:00" calcext:value-type="string">
            <text:p>2021-11-26 14:00:00</text:p>
          </table:table-cell>
          <table:table-cell table:style-name="ce9" table:formula="of:=COM.MICROSOFT.CONCAT([.C51];[.D51];[.F51])" office:value-type="string" office:string-value="2021-11-26 15:00:00" calcext:value-type="string">
            <text:p>2021-11-26 15:00:00</text:p>
          </table:table-cell>
        </table:table-row>
        <table:table-row table:style-name="ro1">
          <table:table-cell/>
          <table:table-cell office:value-type="string" calcext:value-type="string">
            <text:p>WILLAX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2];[.D52];[.E52])" office:value-type="string" office:string-value="2021-11-27 14:00:00" calcext:value-type="string">
            <text:p>2021-11-27 14:00:00</text:p>
          </table:table-cell>
          <table:table-cell table:style-name="ce9" table:formula="of:=COM.MICROSOFT.CONCAT([.C52];[.D52];[.F52])" office:value-type="string" office:string-value="2021-11-27 15:00:00" calcext:value-type="string">
            <text:p>2021-11-27 15:00:00</text:p>
          </table:table-cell>
        </table:table-row>
        <table:table-row table:style-name="ro1">
          <table:table-cell/>
          <table:table-cell office:value-type="string" calcext:value-type="string">
            <text:p>WILLAX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3];[.D53];[.E53])" office:value-type="string" office:string-value="2021-11-28 14:00:00" calcext:value-type="string">
            <text:p>2021-11-28 14:00:00</text:p>
          </table:table-cell>
          <table:table-cell table:style-name="ce9" table:formula="of:=COM.MICROSOFT.CONCAT([.C53];[.D53];[.F53])" office:value-type="string" office:string-value="2021-11-28 15:00:00" calcext:value-type="string">
            <text:p>2021-11-28 15:00:00</text:p>
          </table:table-cell>
        </table:table-row>
        <table:table-row table:style-name="ro1">
          <table:table-cell/>
          <table:table-cell office:value-type="string" calcext:value-type="string">
            <text:p>WILLAX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4];[.D54];[.E54])" office:value-type="string" office:string-value="2021-11-29 14:00:00" calcext:value-type="string">
            <text:p>2021-11-29 14:00:00</text:p>
          </table:table-cell>
          <table:table-cell table:style-name="ce9" table:formula="of:=COM.MICROSOFT.CONCAT([.C54];[.D54];[.F54])" office:value-type="string" office:string-value="2021-11-29 15:00:00" calcext:value-type="string">
            <text:p>2021-11-29 15:00:00</text:p>
          </table:table-cell>
        </table:table-row>
        <table:table-row table:style-name="ro1">
          <table:table-cell/>
          <table:table-cell office:value-type="string" calcext:value-type="string">
            <text:p>WILLAX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5];[.D55];[.E55])" office:value-type="string" office:string-value="2021-11-30 14:00:00" calcext:value-type="string">
            <text:p>2021-11-30 14:00:00</text:p>
          </table:table-cell>
          <table:table-cell table:style-name="ce9" table:formula="of:=COM.MICROSOFT.CONCAT([.C55];[.D55];[.F55])" office:value-type="string" office:string-value="2021-11-30 15:00:00" calcext:value-type="string">
            <text:p>2021-11-30 15:00:00</text:p>
          </table:table-cell>
        </table:table-row>
        <table:table-row table:style-name="ro1">
          <table:table-cell/>
          <table:table-cell office:value-type="string" calcext:value-type="string">
            <text:p>WILLAX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6];[.D56];[.E56])" office:value-type="string" office:string-value="2021-12-01 14:00:00" calcext:value-type="string">
            <text:p>2021-12-01 14:00:00</text:p>
          </table:table-cell>
          <table:table-cell table:style-name="ce9" table:formula="of:=COM.MICROSOFT.CONCAT([.C56];[.D56];[.F56])" office:value-type="string" office:string-value="2021-12-01 15:00:00" calcext:value-type="string">
            <text:p>2021-12-01 15:00:00</text:p>
          </table:table-cell>
        </table:table-row>
        <table:table-row table:style-name="ro1">
          <table:table-cell/>
          <table:table-cell office:value-type="string" calcext:value-type="string">
            <text:p>WILLAX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5:00:00</text:p>
          </table:table-cell>
          <table:table-cell table:formula="of:=COM.MICROSOFT.CONCAT([.C57];[.D57];[.E57])" office:value-type="string" office:string-value="2021-12-02 14:00:00" calcext:value-type="string">
            <text:p>2021-12-02 14:00:00</text:p>
          </table:table-cell>
          <table:table-cell table:style-name="ce9" table:formula="of:=COM.MICROSOFT.CONCAT([.C57];[.D57];[.F57])" office:value-type="string" office:string-value="2021-12-02 15:00:00" calcext:value-type="string">
            <text:p>2021-12-02 15:00:00</text:p>
          </table:table-cell>
        </table:table-row>
        <table:table-row table:style-name="ro1">
          <table:table-cell office:value-type="string" calcext:value-type="string">
            <text:p>17:00 a 18:50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:00:00</text:p>
          </table:table-cell>
          <table:table-cell office:value-type="string" calcext:value-type="string">
            <text:p>18:50:00</text:p>
          </table:table-cell>
          <table:table-cell table:formula="of:=COM.MICROSOFT.CONCAT([.C58];[.D58];[.E58])" office:value-type="string" office:string-value="2021-11-26 17:00:00" calcext:value-type="string">
            <text:p>2021-11-26 17:00:00</text:p>
          </table:table-cell>
          <table:table-cell table:formula="of:=COM.MICROSOFT.CONCAT([.C58];[.D58];[.F58])" office:value-type="string" office:string-value="2021-11-26 18:50:00" calcext:value-type="string">
            <text:p>2021-11-26 18:5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:00:00</text:p>
          </table:table-cell>
          <table:table-cell office:value-type="string" calcext:value-type="string">
            <text:p>18:50:00</text:p>
          </table:table-cell>
          <table:table-cell table:formula="of:=COM.MICROSOFT.CONCAT([.C59];[.D59];[.E59])" office:value-type="string" office:string-value="2021-11-27 17:00:00" calcext:value-type="string">
            <text:p>2021-11-27 17:00:00</text:p>
          </table:table-cell>
          <table:table-cell table:formula="of:=COM.MICROSOFT.CONCAT([.C59];[.D59];[.F59])" office:value-type="string" office:string-value="2021-11-27 18:50:00" calcext:value-type="string">
            <text:p>2021-11-27 18:5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:00:00</text:p>
          </table:table-cell>
          <table:table-cell office:value-type="string" calcext:value-type="string">
            <text:p>18:50:00</text:p>
          </table:table-cell>
          <table:table-cell table:formula="of:=COM.MICROSOFT.CONCAT([.C60];[.D60];[.E60])" office:value-type="string" office:string-value="2021-11-28 17:00:00" calcext:value-type="string">
            <text:p>2021-11-28 17:00:00</text:p>
          </table:table-cell>
          <table:table-cell table:formula="of:=COM.MICROSOFT.CONCAT([.C60];[.D60];[.F60])" office:value-type="string" office:string-value="2021-11-28 18:50:00" calcext:value-type="string">
            <text:p>2021-11-28 18:5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:00:00</text:p>
          </table:table-cell>
          <table:table-cell office:value-type="string" calcext:value-type="string">
            <text:p>18:50:00</text:p>
          </table:table-cell>
          <table:table-cell table:formula="of:=COM.MICROSOFT.CONCAT([.C61];[.D61];[.E61])" office:value-type="string" office:string-value="2021-11-29 17:00:00" calcext:value-type="string">
            <text:p>2021-11-29 17:00:00</text:p>
          </table:table-cell>
          <table:table-cell table:formula="of:=COM.MICROSOFT.CONCAT([.C61];[.D61];[.F61])" office:value-type="string" office:string-value="2021-11-29 18:50:00" calcext:value-type="string">
            <text:p>2021-11-29 18:5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:00:00</text:p>
          </table:table-cell>
          <table:table-cell office:value-type="string" calcext:value-type="string">
            <text:p>18:50:00</text:p>
          </table:table-cell>
          <table:table-cell table:formula="of:=COM.MICROSOFT.CONCAT([.C62];[.D62];[.E62])" office:value-type="string" office:string-value="2021-11-30 17:00:00" calcext:value-type="string">
            <text:p>2021-11-30 17:00:00</text:p>
          </table:table-cell>
          <table:table-cell table:formula="of:=COM.MICROSOFT.CONCAT([.C62];[.D62];[.F62])" office:value-type="string" office:string-value="2021-11-30 18:50:00" calcext:value-type="string">
            <text:p>2021-11-30 18:5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:00:00</text:p>
          </table:table-cell>
          <table:table-cell office:value-type="string" calcext:value-type="string">
            <text:p>18:50:00</text:p>
          </table:table-cell>
          <table:table-cell table:formula="of:=COM.MICROSOFT.CONCAT([.C63];[.D63];[.E63])" office:value-type="string" office:string-value="2021-12-01 17:00:00" calcext:value-type="string">
            <text:p>2021-12-01 17:00:00</text:p>
          </table:table-cell>
          <table:table-cell table:formula="of:=COM.MICROSOFT.CONCAT([.C63];[.D63];[.F63])" office:value-type="string" office:string-value="2021-12-01 18:50:00" calcext:value-type="string">
            <text:p>2021-12-01 18:5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:00:00</text:p>
          </table:table-cell>
          <table:table-cell table:style-name="ce8" office:value-type="string" calcext:value-type="string">
            <text:p>18:50:00</text:p>
          </table:table-cell>
          <table:table-cell table:formula="of:=COM.MICROSOFT.CONCAT([.C64];[.D64];[.E64])" office:value-type="string" office:string-value="2021-12-02 17:00:00" calcext:value-type="string">
            <text:p>2021-12-02 17:00:00</text:p>
          </table:table-cell>
          <table:table-cell table:formula="of:=COM.MICROSOFT.CONCAT([.C64];[.D64];[.F64])" office:value-type="string" office:string-value="2021-12-02 18:50:00" calcext:value-type="string">
            <text:p>2021-12-02 18:50:00</text:p>
          </table:table-cell>
        </table:table-row>
        <table:table-row table:style-name="ro1">
          <table:table-cell office:value-type="string" calcext:value-type="string">
            <text:p>18:50 a 20:30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:50:00</text:p>
          </table:table-cell>
          <table:table-cell office:value-type="string" calcext:value-type="string">
            <text:p>20:30:00</text:p>
          </table:table-cell>
          <table:table-cell table:formula="of:=COM.MICROSOFT.CONCAT([.C65];[.D65];[.E65])" office:value-type="string" office:string-value="2021-11-26 18:50:00" calcext:value-type="string">
            <text:p>2021-11-26 18:50:00</text:p>
          </table:table-cell>
          <table:table-cell table:formula="of:=COM.MICROSOFT.CONCAT([.C65];[.D65];[.F65])" office:value-type="string" office:string-value="2021-11-26 20:30:00" calcext:value-type="string">
            <text:p>2021-11-26 20:3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:50:00</text:p>
          </table:table-cell>
          <table:table-cell office:value-type="string" calcext:value-type="string">
            <text:p>20:30:00</text:p>
          </table:table-cell>
          <table:table-cell table:formula="of:=COM.MICROSOFT.CONCAT([.C66];[.D66];[.E66])" office:value-type="string" office:string-value="2021-11-27 18:50:00" calcext:value-type="string">
            <text:p>2021-11-27 18:50:00</text:p>
          </table:table-cell>
          <table:table-cell table:formula="of:=COM.MICROSOFT.CONCAT([.C66];[.D66];[.F66])" office:value-type="string" office:string-value="2021-11-27 20:30:00" calcext:value-type="string">
            <text:p>2021-11-27 20:3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:50:00</text:p>
          </table:table-cell>
          <table:table-cell office:value-type="string" calcext:value-type="string">
            <text:p>20:30:00</text:p>
          </table:table-cell>
          <table:table-cell table:formula="of:=COM.MICROSOFT.CONCAT([.C67];[.D67];[.E67])" office:value-type="string" office:string-value="2021-11-28 18:50:00" calcext:value-type="string">
            <text:p>2021-11-28 18:50:00</text:p>
          </table:table-cell>
          <table:table-cell table:formula="of:=COM.MICROSOFT.CONCAT([.C67];[.D67];[.F67])" office:value-type="string" office:string-value="2021-11-28 20:30:00" calcext:value-type="string">
            <text:p>2021-11-28 20:3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:50:00</text:p>
          </table:table-cell>
          <table:table-cell office:value-type="string" calcext:value-type="string">
            <text:p>20:30:00</text:p>
          </table:table-cell>
          <table:table-cell table:formula="of:=COM.MICROSOFT.CONCAT([.C68];[.D68];[.E68])" office:value-type="string" office:string-value="2021-11-29 18:50:00" calcext:value-type="string">
            <text:p>2021-11-29 18:50:00</text:p>
          </table:table-cell>
          <table:table-cell table:formula="of:=COM.MICROSOFT.CONCAT([.C68];[.D68];[.F68])" office:value-type="string" office:string-value="2021-11-29 20:30:00" calcext:value-type="string">
            <text:p>2021-11-29 20:3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:50:00</text:p>
          </table:table-cell>
          <table:table-cell office:value-type="string" calcext:value-type="string">
            <text:p>20:30:00</text:p>
          </table:table-cell>
          <table:table-cell table:formula="of:=COM.MICROSOFT.CONCAT([.C69];[.D69];[.E69])" office:value-type="string" office:string-value="2021-11-30 18:50:00" calcext:value-type="string">
            <text:p>2021-11-30 18:50:00</text:p>
          </table:table-cell>
          <table:table-cell table:formula="of:=COM.MICROSOFT.CONCAT([.C69];[.D69];[.F69])" office:value-type="string" office:string-value="2021-11-30 20:30:00" calcext:value-type="string">
            <text:p>2021-11-30 20:3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:50:00</text:p>
          </table:table-cell>
          <table:table-cell office:value-type="string" calcext:value-type="string">
            <text:p>20:30:00</text:p>
          </table:table-cell>
          <table:table-cell table:formula="of:=COM.MICROSOFT.CONCAT([.C70];[.D70];[.E70])" office:value-type="string" office:string-value="2021-12-01 18:50:00" calcext:value-type="string">
            <text:p>2021-12-01 18:50:00</text:p>
          </table:table-cell>
          <table:table-cell table:formula="of:=COM.MICROSOFT.CONCAT([.C70];[.D70];[.F70])" office:value-type="string" office:string-value="2021-12-01 20:30:00" calcext:value-type="string">
            <text:p>2021-12-01 20:3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:50:00</text:p>
          </table:table-cell>
          <table:table-cell office:value-type="string" calcext:value-type="string">
            <text:p>20:30:00</text:p>
          </table:table-cell>
          <table:table-cell table:formula="of:=COM.MICROSOFT.CONCAT([.C71];[.D71];[.E71])" office:value-type="string" office:string-value="2021-12-02 18:50:00" calcext:value-type="string">
            <text:p>2021-12-02 18:50:00</text:p>
          </table:table-cell>
          <table:table-cell table:formula="of:=COM.MICROSOFT.CONCAT([.C71];[.D71];[.F71])" office:value-type="string" office:string-value="2021-12-02 20:30:00" calcext:value-type="string">
            <text:p>2021-12-02 20:30:00</text:p>
          </table:table-cell>
        </table:table-row>
        <table:table-row table:style-name="ro1">
          <table:table-cell office:value-type="string" calcext:value-type="string">
            <text:p>19:00 a 22:00</text:p>
          </table:table-cell>
          <table:table-cell office:value-type="string" calcext:value-type="string">
            <text:p>M DEPORTES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2:00:00</text:p>
          </table:table-cell>
          <table:table-cell table:formula="of:=COM.MICROSOFT.CONCAT([.C72];[.D72];[.E72])" office:value-type="string" office:string-value="2021-11-26 19:00:00" calcext:value-type="string">
            <text:p>2021-11-26 19:00:00</text:p>
          </table:table-cell>
          <table:table-cell table:formula="of:=COM.MICROSOFT.CONCAT([.C72];[.D72];[.F72])" office:value-type="string" office:string-value="2021-11-26 22:00:00" calcext:value-type="string">
            <text:p>2021-11-26 22:00:00</text:p>
          </table:table-cell>
        </table:table-row>
        <table:table-row table:style-name="ro1">
          <table:table-cell/>
          <table:table-cell office:value-type="string" calcext:value-type="string">
            <text:p>M DEPORTES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2:00:00</text:p>
          </table:table-cell>
          <table:table-cell table:formula="of:=COM.MICROSOFT.CONCAT([.C73];[.D73];[.E73])" office:value-type="string" office:string-value="2021-11-27 19:00:00" calcext:value-type="string">
            <text:p>2021-11-27 19:00:00</text:p>
          </table:table-cell>
          <table:table-cell table:formula="of:=COM.MICROSOFT.CONCAT([.C73];[.D73];[.F73])" office:value-type="string" office:string-value="2021-11-27 22:00:00" calcext:value-type="string">
            <text:p>2021-11-27 22:00:00</text:p>
          </table:table-cell>
        </table:table-row>
        <table:table-row table:style-name="ro1">
          <table:table-cell/>
          <table:table-cell office:value-type="string" calcext:value-type="string">
            <text:p>M DEPORTES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2:00:00</text:p>
          </table:table-cell>
          <table:table-cell table:formula="of:=COM.MICROSOFT.CONCAT([.C74];[.D74];[.E74])" office:value-type="string" office:string-value="2021-11-28 19:00:00" calcext:value-type="string">
            <text:p>2021-11-28 19:00:00</text:p>
          </table:table-cell>
          <table:table-cell table:formula="of:=COM.MICROSOFT.CONCAT([.C74];[.D74];[.F74])" office:value-type="string" office:string-value="2021-11-28 22:00:00" calcext:value-type="string">
            <text:p>2021-11-28 22:00:00</text:p>
          </table:table-cell>
        </table:table-row>
        <table:table-row table:style-name="ro1">
          <table:table-cell/>
          <table:table-cell office:value-type="string" calcext:value-type="string">
            <text:p>M DEPORTES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2:00:00</text:p>
          </table:table-cell>
          <table:table-cell table:formula="of:=COM.MICROSOFT.CONCAT([.C75];[.D75];[.E75])" office:value-type="string" office:string-value="2021-11-29 19:00:00" calcext:value-type="string">
            <text:p>2021-11-29 19:00:00</text:p>
          </table:table-cell>
          <table:table-cell table:formula="of:=COM.MICROSOFT.CONCAT([.C75];[.D75];[.F75])" office:value-type="string" office:string-value="2021-11-29 22:00:00" calcext:value-type="string">
            <text:p>2021-11-29 22:00:00</text:p>
          </table:table-cell>
        </table:table-row>
        <table:table-row table:style-name="ro1">
          <table:table-cell/>
          <table:table-cell office:value-type="string" calcext:value-type="string">
            <text:p>M DEPORTES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2:00:00</text:p>
          </table:table-cell>
          <table:table-cell table:formula="of:=COM.MICROSOFT.CONCAT([.C76];[.D76];[.E76])" office:value-type="string" office:string-value="2021-11-30 19:00:00" calcext:value-type="string">
            <text:p>2021-11-30 19:00:00</text:p>
          </table:table-cell>
          <table:table-cell table:formula="of:=COM.MICROSOFT.CONCAT([.C76];[.D76];[.F76])" office:value-type="string" office:string-value="2021-11-30 22:00:00" calcext:value-type="string">
            <text:p>2021-11-30 22:00:00</text:p>
          </table:table-cell>
        </table:table-row>
        <table:table-row table:style-name="ro1">
          <table:table-cell/>
          <table:table-cell office:value-type="string" calcext:value-type="string">
            <text:p>M DEPORTES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2:00:00</text:p>
          </table:table-cell>
          <table:table-cell table:formula="of:=COM.MICROSOFT.CONCAT([.C77];[.D77];[.E77])" office:value-type="string" office:string-value="2021-12-01 19:00:00" calcext:value-type="string">
            <text:p>2021-12-01 19:00:00</text:p>
          </table:table-cell>
          <table:table-cell table:formula="of:=COM.MICROSOFT.CONCAT([.C77];[.D77];[.F77])" office:value-type="string" office:string-value="2021-12-01 22:00:00" calcext:value-type="string">
            <text:p>2021-12-01 22:00:00</text:p>
          </table:table-cell>
        </table:table-row>
        <table:table-row table:style-name="ro1">
          <table:table-cell/>
          <table:table-cell office:value-type="string" calcext:value-type="string">
            <text:p>M DEPORTES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2:00:00</text:p>
          </table:table-cell>
          <table:table-cell table:formula="of:=COM.MICROSOFT.CONCAT([.C78];[.D78];[.E78])" office:value-type="string" office:string-value="2021-12-02 19:00:00" calcext:value-type="string">
            <text:p>2021-12-02 19:00:00</text:p>
          </table:table-cell>
          <table:table-cell table:formula="of:=COM.MICROSOFT.CONCAT([.C78];[.D78];[.F78])" office:value-type="string" office:string-value="2021-12-02 22:00:00" calcext:value-type="string">
            <text:p>2021-12-02 22:00:00</text:p>
          </table:table-cell>
        </table:table-row>
        <table:table-row table:style-name="ro1">
          <table:table-cell office:value-type="string" calcext:value-type="string">
            <text:p>19:00 a 20:45</text:p>
          </table:table-cell>
          <table:table-cell office:value-type="string" calcext:value-type="string">
            <text:p>ATV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0:45:00</text:p>
          </table:table-cell>
          <table:table-cell table:formula="of:=COM.MICROSOFT.CONCAT([.C79];[.D79];[.E79])" office:value-type="string" office:string-value="2021-11-26 19:00:00" calcext:value-type="string">
            <text:p>2021-11-26 19:00:00</text:p>
          </table:table-cell>
          <table:table-cell table:formula="of:=COM.MICROSOFT.CONCAT([.C79];[.D79];[.F79])" office:value-type="string" office:string-value="2021-11-26 20:45:00" calcext:value-type="string">
            <text:p>2021-11-26 20:45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0:45:00</text:p>
          </table:table-cell>
          <table:table-cell table:formula="of:=COM.MICROSOFT.CONCAT([.C80];[.D80];[.E80])" office:value-type="string" office:string-value="2021-11-27 19:00:00" calcext:value-type="string">
            <text:p>2021-11-27 19:00:00</text:p>
          </table:table-cell>
          <table:table-cell table:formula="of:=COM.MICROSOFT.CONCAT([.C80];[.D80];[.F80])" office:value-type="string" office:string-value="2021-11-27 20:45:00" calcext:value-type="string">
            <text:p>2021-11-27 20:45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0:45:00</text:p>
          </table:table-cell>
          <table:table-cell table:formula="of:=COM.MICROSOFT.CONCAT([.C81];[.D81];[.E81])" office:value-type="string" office:string-value="2021-11-28 19:00:00" calcext:value-type="string">
            <text:p>2021-11-28 19:00:00</text:p>
          </table:table-cell>
          <table:table-cell table:formula="of:=COM.MICROSOFT.CONCAT([.C81];[.D81];[.F81])" office:value-type="string" office:string-value="2021-11-28 20:45:00" calcext:value-type="string">
            <text:p>2021-11-28 20:45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0:45:00</text:p>
          </table:table-cell>
          <table:table-cell table:formula="of:=COM.MICROSOFT.CONCAT([.C82];[.D82];[.E82])" office:value-type="string" office:string-value="2021-11-29 19:00:00" calcext:value-type="string">
            <text:p>2021-11-29 19:00:00</text:p>
          </table:table-cell>
          <table:table-cell table:formula="of:=COM.MICROSOFT.CONCAT([.C82];[.D82];[.F82])" office:value-type="string" office:string-value="2021-11-29 20:45:00" calcext:value-type="string">
            <text:p>2021-11-29 20:45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0:45:00</text:p>
          </table:table-cell>
          <table:table-cell table:formula="of:=COM.MICROSOFT.CONCAT([.C83];[.D83];[.E83])" office:value-type="string" office:string-value="2021-11-30 19:00:00" calcext:value-type="string">
            <text:p>2021-11-30 19:00:00</text:p>
          </table:table-cell>
          <table:table-cell table:formula="of:=COM.MICROSOFT.CONCAT([.C83];[.D83];[.F83])" office:value-type="string" office:string-value="2021-11-30 20:45:00" calcext:value-type="string">
            <text:p>2021-11-30 20:45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0:45:00</text:p>
          </table:table-cell>
          <table:table-cell table:formula="of:=COM.MICROSOFT.CONCAT([.C84];[.D84];[.E84])" office:value-type="string" office:string-value="2021-12-01 19:00:00" calcext:value-type="string">
            <text:p>2021-12-01 19:00:00</text:p>
          </table:table-cell>
          <table:table-cell table:formula="of:=COM.MICROSOFT.CONCAT([.C84];[.D84];[.F84])" office:value-type="string" office:string-value="2021-12-01 20:45:00" calcext:value-type="string">
            <text:p>2021-12-01 20:45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0:45:00</text:p>
          </table:table-cell>
          <table:table-cell table:formula="of:=COM.MICROSOFT.CONCAT([.C85];[.D85];[.E85])" office:value-type="string" office:string-value="2021-12-02 19:00:00" calcext:value-type="string">
            <text:p>2021-12-02 19:00:00</text:p>
          </table:table-cell>
          <table:table-cell table:formula="of:=COM.MICROSOFT.CONCAT([.C85];[.D85];[.F85])" office:value-type="string" office:string-value="2021-12-02 20:45:00" calcext:value-type="string">
            <text:p>2021-12-02 20:45:00</text:p>
          </table:table-cell>
        </table:table-row>
        <table:table-row table:style-name="ro1">
          <table:table-cell office:value-type="string" calcext:value-type="string">
            <text:p>20:30 a 23:00</text:p>
          </table:table-cell>
          <table:table-cell office:value-type="string" calcext:value-type="string">
            <text:p>LATINA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86];[.D86];[.E86])" office:value-type="string" office:string-value="2021-11-26 20:30:00" calcext:value-type="string">
            <text:p>2021-11-26 20:30:00</text:p>
          </table:table-cell>
          <table:table-cell table:formula="of:=COM.MICROSOFT.CONCAT([.C86];[.D86];[.F86])" office:value-type="string" office:string-value="2021-11-26 23:00:00" calcext:value-type="string">
            <text:p>2021-11-26 23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87];[.D87];[.E87])" office:value-type="string" office:string-value="2021-11-27 20:30:00" calcext:value-type="string">
            <text:p>2021-11-27 20:30:00</text:p>
          </table:table-cell>
          <table:table-cell table:formula="of:=COM.MICROSOFT.CONCAT([.C87];[.D87];[.F87])" office:value-type="string" office:string-value="2021-11-27 23:00:00" calcext:value-type="string">
            <text:p>2021-11-27 23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88];[.D88];[.E88])" office:value-type="string" office:string-value="2021-11-28 20:30:00" calcext:value-type="string">
            <text:p>2021-11-28 20:30:00</text:p>
          </table:table-cell>
          <table:table-cell table:formula="of:=COM.MICROSOFT.CONCAT([.C88];[.D88];[.F88])" office:value-type="string" office:string-value="2021-11-28 23:00:00" calcext:value-type="string">
            <text:p>2021-11-28 23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89];[.D89];[.E89])" office:value-type="string" office:string-value="2021-11-29 20:30:00" calcext:value-type="string">
            <text:p>2021-11-29 20:30:00</text:p>
          </table:table-cell>
          <table:table-cell table:formula="of:=COM.MICROSOFT.CONCAT([.C89];[.D89];[.F89])" office:value-type="string" office:string-value="2021-11-29 23:00:00" calcext:value-type="string">
            <text:p>2021-11-29 23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90];[.D90];[.E90])" office:value-type="string" office:string-value="2021-11-30 20:30:00" calcext:value-type="string">
            <text:p>2021-11-30 20:30:00</text:p>
          </table:table-cell>
          <table:table-cell table:formula="of:=COM.MICROSOFT.CONCAT([.C90];[.D90];[.F90])" office:value-type="string" office:string-value="2021-11-30 23:00:00" calcext:value-type="string">
            <text:p>2021-11-30 23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91];[.D91];[.E91])" office:value-type="string" office:string-value="2021-12-01 20:30:00" calcext:value-type="string">
            <text:p>2021-12-01 20:30:00</text:p>
          </table:table-cell>
          <table:table-cell table:formula="of:=COM.MICROSOFT.CONCAT([.C91];[.D91];[.F91])" office:value-type="string" office:string-value="2021-12-01 23:00:00" calcext:value-type="string">
            <text:p>2021-12-01 23:00:00</text:p>
          </table:table-cell>
        </table:table-row>
        <table:table-row table:style-name="ro1">
          <table:table-cell/>
          <table:table-cell office:value-type="string" calcext:value-type="string">
            <text:p>LATINA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92];[.D92];[.E92])" office:value-type="string" office:string-value="2021-12-02 20:30:00" calcext:value-type="string">
            <text:p>2021-12-02 20:30:00</text:p>
          </table:table-cell>
          <table:table-cell table:formula="of:=COM.MICROSOFT.CONCAT([.C92];[.D92];[.F92])" office:value-type="string" office:string-value="2021-12-02 23:00:00" calcext:value-type="string">
            <text:p>2021-12-02 23:00:00</text:p>
          </table:table-cell>
        </table:table-row>
        <table:table-row table:style-name="ro1">
          <table:table-cell office:value-type="string" calcext:value-type="string">
            <text:p>20:30 a 23:00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93];[.D93];[.E93])" office:value-type="string" office:string-value="2021-11-26 20:30:00" calcext:value-type="string">
            <text:p>2021-11-26 20:30:00</text:p>
          </table:table-cell>
          <table:table-cell table:formula="of:=COM.MICROSOFT.CONCAT([.C93];[.D93];[.F93])" office:value-type="string" office:string-value="2021-11-26 23:00:00" calcext:value-type="string">
            <text:p>2021-11-26 23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94];[.D94];[.E94])" office:value-type="string" office:string-value="2021-11-27 20:30:00" calcext:value-type="string">
            <text:p>2021-11-27 20:30:00</text:p>
          </table:table-cell>
          <table:table-cell table:formula="of:=COM.MICROSOFT.CONCAT([.C94];[.D94];[.F94])" office:value-type="string" office:string-value="2021-11-27 23:00:00" calcext:value-type="string">
            <text:p>2021-11-27 23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95];[.D95];[.E95])" office:value-type="string" office:string-value="2021-11-28 20:30:00" calcext:value-type="string">
            <text:p>2021-11-28 20:30:00</text:p>
          </table:table-cell>
          <table:table-cell table:formula="of:=COM.MICROSOFT.CONCAT([.C95];[.D95];[.F95])" office:value-type="string" office:string-value="2021-11-28 23:00:00" calcext:value-type="string">
            <text:p>2021-11-28 23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96];[.D96];[.E96])" office:value-type="string" office:string-value="2021-11-29 20:30:00" calcext:value-type="string">
            <text:p>2021-11-29 20:30:00</text:p>
          </table:table-cell>
          <table:table-cell table:formula="of:=COM.MICROSOFT.CONCAT([.C96];[.D96];[.F96])" office:value-type="string" office:string-value="2021-11-29 23:00:00" calcext:value-type="string">
            <text:p>2021-11-29 23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97];[.D97];[.E97])" office:value-type="string" office:string-value="2021-11-30 20:30:00" calcext:value-type="string">
            <text:p>2021-11-30 20:30:00</text:p>
          </table:table-cell>
          <table:table-cell table:formula="of:=COM.MICROSOFT.CONCAT([.C97];[.D97];[.F97])" office:value-type="string" office:string-value="2021-11-30 23:00:00" calcext:value-type="string">
            <text:p>2021-11-30 23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98];[.D98];[.E98])" office:value-type="string" office:string-value="2021-12-01 20:30:00" calcext:value-type="string">
            <text:p>2021-12-01 20:30:00</text:p>
          </table:table-cell>
          <table:table-cell table:formula="of:=COM.MICROSOFT.CONCAT([.C98];[.D98];[.F98])" office:value-type="string" office:string-value="2021-12-01 23:00:00" calcext:value-type="string">
            <text:p>2021-12-01 23:00:00</text:p>
          </table:table-cell>
        </table:table-row>
        <table:table-row table:style-name="ro1">
          <table:table-cell/>
          <table:table-cell office:value-type="string" calcext:value-type="string">
            <text:p>AMERICA TELEVISION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3:00:00</text:p>
          </table:table-cell>
          <table:table-cell table:formula="of:=COM.MICROSOFT.CONCAT([.C99];[.D99];[.E99])" office:value-type="string" office:string-value="2021-12-02 20:30:00" calcext:value-type="string">
            <text:p>2021-12-02 20:30:00</text:p>
          </table:table-cell>
          <table:table-cell table:formula="of:=COM.MICROSOFT.CONCAT([.C99];[.D99];[.F99])" office:value-type="string" office:string-value="2021-12-02 23:00:00" calcext:value-type="string">
            <text:p>2021-12-02 23:00:00</text:p>
          </table:table-cell>
        </table:table-row>
        <table:table-row table:style-name="ro1">
          <table:table-cell office:value-type="string" calcext:value-type="string">
            <text:p>20:45 a 21:45</text:p>
          </table:table-cell>
          <table:table-cell office:value-type="string" calcext:value-type="string">
            <text:p>ATV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45:00</text:p>
          </table:table-cell>
          <table:table-cell office:value-type="string" calcext:value-type="string">
            <text:p>21:45:00</text:p>
          </table:table-cell>
          <table:table-cell table:formula="of:=COM.MICROSOFT.CONCAT([.C100];[.D100];[.E100])" office:value-type="string" office:string-value="2021-11-26 20:45:00" calcext:value-type="string">
            <text:p>2021-11-26 20:45:00</text:p>
          </table:table-cell>
          <table:table-cell table:formula="of:=COM.MICROSOFT.CONCAT([.C100];[.D100];[.F100])" office:value-type="string" office:string-value="2021-11-26 21:45:00" calcext:value-type="string">
            <text:p>2021-11-26 21:45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45:00</text:p>
          </table:table-cell>
          <table:table-cell office:value-type="string" calcext:value-type="string">
            <text:p>21:45:00</text:p>
          </table:table-cell>
          <table:table-cell table:formula="of:=COM.MICROSOFT.CONCAT([.C101];[.D101];[.E101])" office:value-type="string" office:string-value="2021-11-27 20:45:00" calcext:value-type="string">
            <text:p>2021-11-27 20:45:00</text:p>
          </table:table-cell>
          <table:table-cell table:formula="of:=COM.MICROSOFT.CONCAT([.C101];[.D101];[.F101])" office:value-type="string" office:string-value="2021-11-27 21:45:00" calcext:value-type="string">
            <text:p>2021-11-27 21:45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45:00</text:p>
          </table:table-cell>
          <table:table-cell office:value-type="string" calcext:value-type="string">
            <text:p>21:45:00</text:p>
          </table:table-cell>
          <table:table-cell table:formula="of:=COM.MICROSOFT.CONCAT([.C102];[.D102];[.E102])" office:value-type="string" office:string-value="2021-11-28 20:45:00" calcext:value-type="string">
            <text:p>2021-11-28 20:45:00</text:p>
          </table:table-cell>
          <table:table-cell table:formula="of:=COM.MICROSOFT.CONCAT([.C102];[.D102];[.F102])" office:value-type="string" office:string-value="2021-11-28 21:45:00" calcext:value-type="string">
            <text:p>2021-11-28 21:45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45:00</text:p>
          </table:table-cell>
          <table:table-cell office:value-type="string" calcext:value-type="string">
            <text:p>21:45:00</text:p>
          </table:table-cell>
          <table:table-cell table:formula="of:=COM.MICROSOFT.CONCAT([.C103];[.D103];[.E103])" office:value-type="string" office:string-value="2021-11-29 20:45:00" calcext:value-type="string">
            <text:p>2021-11-29 20:45:00</text:p>
          </table:table-cell>
          <table:table-cell table:formula="of:=COM.MICROSOFT.CONCAT([.C103];[.D103];[.F103])" office:value-type="string" office:string-value="2021-11-29 21:45:00" calcext:value-type="string">
            <text:p>2021-11-29 21:45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45:00</text:p>
          </table:table-cell>
          <table:table-cell office:value-type="string" calcext:value-type="string">
            <text:p>21:45:00</text:p>
          </table:table-cell>
          <table:table-cell table:formula="of:=COM.MICROSOFT.CONCAT([.C104];[.D104];[.E104])" office:value-type="string" office:string-value="2021-11-30 20:45:00" calcext:value-type="string">
            <text:p>2021-11-30 20:45:00</text:p>
          </table:table-cell>
          <table:table-cell table:formula="of:=COM.MICROSOFT.CONCAT([.C104];[.D104];[.F104])" office:value-type="string" office:string-value="2021-11-30 21:45:00" calcext:value-type="string">
            <text:p>2021-11-30 21:45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45:00</text:p>
          </table:table-cell>
          <table:table-cell office:value-type="string" calcext:value-type="string">
            <text:p>21:45:00</text:p>
          </table:table-cell>
          <table:table-cell table:formula="of:=COM.MICROSOFT.CONCAT([.C105];[.D105];[.E105])" office:value-type="string" office:string-value="2021-12-01 20:45:00" calcext:value-type="string">
            <text:p>2021-12-01 20:45:00</text:p>
          </table:table-cell>
          <table:table-cell table:formula="of:=COM.MICROSOFT.CONCAT([.C105];[.D105];[.F105])" office:value-type="string" office:string-value="2021-12-01 21:45:00" calcext:value-type="string">
            <text:p>2021-12-01 21:45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45:00</text:p>
          </table:table-cell>
          <table:table-cell office:value-type="string" calcext:value-type="string">
            <text:p>21:45:00</text:p>
          </table:table-cell>
          <table:table-cell table:formula="of:=COM.MICROSOFT.CONCAT([.C106];[.D106];[.E106])" office:value-type="string" office:string-value="2021-12-02 20:45:00" calcext:value-type="string">
            <text:p>2021-12-02 20:45:00</text:p>
          </table:table-cell>
          <table:table-cell table:formula="of:=COM.MICROSOFT.CONCAT([.C106];[.D106];[.F106])" office:value-type="string" office:string-value="2021-12-02 21:45:00" calcext:value-type="string">
            <text:p>2021-12-02 21:45:00</text:p>
          </table:table-cell>
        </table:table-row>
        <table:table-row table:style-name="ro1">
          <table:table-cell office:value-type="string" calcext:value-type="string">
            <text:p>21:45 a 23:00</text:p>
          </table:table-cell>
          <table:table-cell office:value-type="string" calcext:value-type="string">
            <text:p>ATV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:45:00</text:p>
          </table:table-cell>
          <table:table-cell office:value-type="string" calcext:value-type="string">
            <text:p>23:00:00</text:p>
          </table:table-cell>
          <table:table-cell table:formula="of:=COM.MICROSOFT.CONCAT([.C107];[.D107];[.E107])" office:value-type="string" office:string-value="2021-11-26 21:45:00" calcext:value-type="string">
            <text:p>2021-11-26 21:45:00</text:p>
          </table:table-cell>
          <table:table-cell table:formula="of:=COM.MICROSOFT.CONCAT([.C107];[.D107];[.F107])" office:value-type="string" office:string-value="2021-11-26 23:00:00" calcext:value-type="string">
            <text:p>2021-11-26 23:00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:45:00</text:p>
          </table:table-cell>
          <table:table-cell office:value-type="string" calcext:value-type="string">
            <text:p>23:00:00</text:p>
          </table:table-cell>
          <table:table-cell table:formula="of:=COM.MICROSOFT.CONCAT([.C108];[.D108];[.E108])" office:value-type="string" office:string-value="2021-11-27 21:45:00" calcext:value-type="string">
            <text:p>2021-11-27 21:45:00</text:p>
          </table:table-cell>
          <table:table-cell table:formula="of:=COM.MICROSOFT.CONCAT([.C108];[.D108];[.F108])" office:value-type="string" office:string-value="2021-11-27 23:00:00" calcext:value-type="string">
            <text:p>2021-11-27 23:00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:45:00</text:p>
          </table:table-cell>
          <table:table-cell office:value-type="string" calcext:value-type="string">
            <text:p>23:00:00</text:p>
          </table:table-cell>
          <table:table-cell table:formula="of:=COM.MICROSOFT.CONCAT([.C109];[.D109];[.E109])" office:value-type="string" office:string-value="2021-11-28 21:45:00" calcext:value-type="string">
            <text:p>2021-11-28 21:45:00</text:p>
          </table:table-cell>
          <table:table-cell table:formula="of:=COM.MICROSOFT.CONCAT([.C109];[.D109];[.F109])" office:value-type="string" office:string-value="2021-11-28 23:00:00" calcext:value-type="string">
            <text:p>2021-11-28 23:00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:45:00</text:p>
          </table:table-cell>
          <table:table-cell office:value-type="string" calcext:value-type="string">
            <text:p>23:00:00</text:p>
          </table:table-cell>
          <table:table-cell table:formula="of:=COM.MICROSOFT.CONCAT([.C110];[.D110];[.E110])" office:value-type="string" office:string-value="2021-11-29 21:45:00" calcext:value-type="string">
            <text:p>2021-11-29 21:45:00</text:p>
          </table:table-cell>
          <table:table-cell table:formula="of:=COM.MICROSOFT.CONCAT([.C110];[.D110];[.F110])" office:value-type="string" office:string-value="2021-11-29 23:00:00" calcext:value-type="string">
            <text:p>2021-11-29 23:00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:45:00</text:p>
          </table:table-cell>
          <table:table-cell office:value-type="string" calcext:value-type="string">
            <text:p>23:00:00</text:p>
          </table:table-cell>
          <table:table-cell table:formula="of:=COM.MICROSOFT.CONCAT([.C111];[.D111];[.E111])" office:value-type="string" office:string-value="2021-11-30 21:45:00" calcext:value-type="string">
            <text:p>2021-11-30 21:45:00</text:p>
          </table:table-cell>
          <table:table-cell table:formula="of:=COM.MICROSOFT.CONCAT([.C111];[.D111];[.F111])" office:value-type="string" office:string-value="2021-11-30 23:00:00" calcext:value-type="string">
            <text:p>2021-11-30 23:00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:45:00</text:p>
          </table:table-cell>
          <table:table-cell office:value-type="string" calcext:value-type="string">
            <text:p>23:00:00</text:p>
          </table:table-cell>
          <table:table-cell table:formula="of:=COM.MICROSOFT.CONCAT([.C112];[.D112];[.E112])" office:value-type="string" office:string-value="2021-12-01 21:45:00" calcext:value-type="string">
            <text:p>2021-12-01 21:45:00</text:p>
          </table:table-cell>
          <table:table-cell table:formula="of:=COM.MICROSOFT.CONCAT([.C112];[.D112];[.F112])" office:value-type="string" office:string-value="2021-12-01 23:00:00" calcext:value-type="string">
            <text:p>2021-12-01 23:00:00</text:p>
          </table:table-cell>
        </table:table-row>
        <table:table-row table:style-name="ro1">
          <table:table-cell/>
          <table:table-cell office:value-type="string" calcext:value-type="string">
            <text:p>ATV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:45:00</text:p>
          </table:table-cell>
          <table:table-cell office:value-type="string" calcext:value-type="string">
            <text:p>23:00:00</text:p>
          </table:table-cell>
          <table:table-cell table:formula="of:=COM.MICROSOFT.CONCAT([.C113];[.D113];[.E113])" office:value-type="string" office:string-value="2021-12-02 21:45:00" calcext:value-type="string">
            <text:p>2021-12-02 21:45:00</text:p>
          </table:table-cell>
          <table:table-cell table:formula="of:=COM.MICROSOFT.CONCAT([.C113];[.D113];[.F113])" office:value-type="string" office:string-value="2021-12-02 23:00:00" calcext:value-type="string">
            <text:p>2021-12-02 23:00:00</text:p>
          </table:table-cell>
        </table:table-row>
        <table:table-row table:style-name="ro1">
          <table:table-cell office:value-type="string" calcext:value-type="string">
            <text:p>22:00 a 23:00</text:p>
          </table:table-cell>
          <table:table-cell office:value-type="string" calcext:value-type="string">
            <text:p>M DEPORTES HD</text:p>
          </table:table-cell>
          <table:table-cell office:value-type="string" calcext:value-type="string">
            <text:p>2021-11-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:00:00</text:p>
          </table:table-cell>
          <table:table-cell office:value-type="string" calcext:value-type="string">
            <text:p>23:00:00</text:p>
          </table:table-cell>
          <table:table-cell table:formula="of:=COM.MICROSOFT.CONCAT([.C114];[.D114];[.E114])" office:value-type="string" office:string-value="2021-11-26 22:00:00" calcext:value-type="string">
            <text:p>2021-11-26 22:00:00</text:p>
          </table:table-cell>
          <table:table-cell table:formula="of:=COM.MICROSOFT.CONCAT([.C114];[.D114];[.F114])" office:value-type="string" office:string-value="2021-11-26 23:00:00" calcext:value-type="string">
            <text:p>2021-11-26 23:00:00</text:p>
          </table:table-cell>
        </table:table-row>
        <table:table-row table:style-name="ro1">
          <table:table-cell/>
          <table:table-cell office:value-type="string" calcext:value-type="string">
            <text:p>M DEPORTES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:00:00</text:p>
          </table:table-cell>
          <table:table-cell office:value-type="string" calcext:value-type="string">
            <text:p>23:00:00</text:p>
          </table:table-cell>
          <table:table-cell table:formula="of:=COM.MICROSOFT.CONCAT([.C115];[.D115];[.E115])" office:value-type="string" office:string-value="2021-11-27 22:00:00" calcext:value-type="string">
            <text:p>2021-11-27 22:00:00</text:p>
          </table:table-cell>
          <table:table-cell table:formula="of:=COM.MICROSOFT.CONCAT([.C115];[.D115];[.F115])" office:value-type="string" office:string-value="2021-11-27 23:00:00" calcext:value-type="string">
            <text:p>2021-11-27 23:00:00</text:p>
          </table:table-cell>
        </table:table-row>
        <table:table-row table:style-name="ro1">
          <table:table-cell/>
          <table:table-cell office:value-type="string" calcext:value-type="string">
            <text:p>M DEPORTES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:00:00</text:p>
          </table:table-cell>
          <table:table-cell office:value-type="string" calcext:value-type="string">
            <text:p>23:00:00</text:p>
          </table:table-cell>
          <table:table-cell table:formula="of:=COM.MICROSOFT.CONCAT([.C116];[.D116];[.E116])" office:value-type="string" office:string-value="2021-11-28 22:00:00" calcext:value-type="string">
            <text:p>2021-11-28 22:00:00</text:p>
          </table:table-cell>
          <table:table-cell table:formula="of:=COM.MICROSOFT.CONCAT([.C116];[.D116];[.F116])" office:value-type="string" office:string-value="2021-11-28 23:00:00" calcext:value-type="string">
            <text:p>2021-11-28 23:00:00</text:p>
          </table:table-cell>
        </table:table-row>
        <table:table-row table:style-name="ro1">
          <table:table-cell/>
          <table:table-cell office:value-type="string" calcext:value-type="string">
            <text:p>M DEPORTES HD</text:p>
          </table:table-cell>
          <table:table-cell office:value-type="string" calcext:value-type="string">
            <text:p>2021-11-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:00:00</text:p>
          </table:table-cell>
          <table:table-cell office:value-type="string" calcext:value-type="string">
            <text:p>23:00:00</text:p>
          </table:table-cell>
          <table:table-cell table:formula="of:=COM.MICROSOFT.CONCAT([.C117];[.D117];[.E117])" office:value-type="string" office:string-value="2021-11-29 22:00:00" calcext:value-type="string">
            <text:p>2021-11-29 22:00:00</text:p>
          </table:table-cell>
          <table:table-cell table:formula="of:=COM.MICROSOFT.CONCAT([.C117];[.D117];[.F117])" office:value-type="string" office:string-value="2021-11-29 23:00:00" calcext:value-type="string">
            <text:p>2021-11-29 23:00:00</text:p>
          </table:table-cell>
        </table:table-row>
        <table:table-row table:style-name="ro1">
          <table:table-cell/>
          <table:table-cell office:value-type="string" calcext:value-type="string">
            <text:p>M DEPORTES HD</text:p>
          </table:table-cell>
          <table:table-cell office:value-type="string" calcext:value-type="string">
            <text:p>2021-11-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:00:00</text:p>
          </table:table-cell>
          <table:table-cell office:value-type="string" calcext:value-type="string">
            <text:p>23:00:00</text:p>
          </table:table-cell>
          <table:table-cell table:formula="of:=COM.MICROSOFT.CONCAT([.C118];[.D118];[.E118])" office:value-type="string" office:string-value="2021-11-30 22:00:00" calcext:value-type="string">
            <text:p>2021-11-30 22:00:00</text:p>
          </table:table-cell>
          <table:table-cell table:formula="of:=COM.MICROSOFT.CONCAT([.C118];[.D118];[.F118])" office:value-type="string" office:string-value="2021-11-30 23:00:00" calcext:value-type="string">
            <text:p>2021-11-30 23:00:00</text:p>
          </table:table-cell>
        </table:table-row>
        <table:table-row table:style-name="ro1">
          <table:table-cell/>
          <table:table-cell office:value-type="string" calcext:value-type="string">
            <text:p>M DEPORTES HD</text:p>
          </table:table-cell>
          <table:table-cell office:value-type="string" calcext:value-type="string">
            <text:p>2021-12-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:00:00</text:p>
          </table:table-cell>
          <table:table-cell office:value-type="string" calcext:value-type="string">
            <text:p>23:00:00</text:p>
          </table:table-cell>
          <table:table-cell table:formula="of:=COM.MICROSOFT.CONCAT([.C119];[.D119];[.E119])" office:value-type="string" office:string-value="2021-12-01 22:00:00" calcext:value-type="string">
            <text:p>2021-12-01 22:00:00</text:p>
          </table:table-cell>
          <table:table-cell table:formula="of:=COM.MICROSOFT.CONCAT([.C119];[.D119];[.F119])" office:value-type="string" office:string-value="2021-12-01 23:00:00" calcext:value-type="string">
            <text:p>2021-12-01 23:00:00</text:p>
          </table:table-cell>
        </table:table-row>
        <table:table-row table:style-name="ro1">
          <table:table-cell/>
          <table:table-cell office:value-type="string" calcext:value-type="string">
            <text:p>M DEPORTES HD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:00:00</text:p>
          </table:table-cell>
          <table:table-cell office:value-type="string" calcext:value-type="string">
            <text:p>23:00:00</text:p>
          </table:table-cell>
          <table:table-cell table:formula="of:=COM.MICROSOFT.CONCAT([.C120];[.D120];[.E120])" office:value-type="string" office:string-value="2021-12-02 22:00:00" calcext:value-type="string">
            <text:p>2021-12-02 22:00:00</text:p>
          </table:table-cell>
          <table:table-cell table:formula="of:=COM.MICROSOFT.CONCAT([.C120];[.D120];[.F120])" office:value-type="string" office:string-value="2021-12-02 23:00:00" calcext:value-type="string">
            <text:p>2021-12-02 23:00:00</text:p>
          </table:table-cell>
        </table:table-row>
        <table:table-row table:style-name="ro1">
          <table:table-cell office:value-type="string" calcext:value-type="string">
            <text:p>América Cinescape 11 am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:00:00</text:p>
          </table:table-cell>
          <table:table-cell office:value-type="string" calcext:value-type="string">
            <text:p>13:00:00</text:p>
          </table:table-cell>
          <table:table-cell table:formula="of:=COM.MICROSOFT.CONCAT([.C121];[.D121];[.E121])" office:value-type="string" office:string-value="2021-11-27 11:00:00" calcext:value-type="string">
            <text:p>2021-11-27 11:00:00</text:p>
          </table:table-cell>
          <table:table-cell table:formula="of:=COM.MICROSOFT.CONCAT([.C121];[.D121];[.F121])" office:value-type="string" office:string-value="2021-11-27 13:00:00" calcext:value-type="string">
            <text:p>2021-11-27 13:00:00</text:p>
          </table:table-cell>
        </table:table-row>
        <table:table-row table:style-name="ro1">
          <table:table-cell office:value-type="string" calcext:value-type="string">
            <text:p>América El reventonazo de la Chola 7 pm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3:00:00</text:p>
          </table:table-cell>
          <table:table-cell table:formula="of:=COM.MICROSOFT.CONCAT([.C122];[.D122];[.E122])" office:value-type="string" office:string-value="2021-11-27 19:00:00" calcext:value-type="string">
            <text:p>2021-11-27 19:00:00</text:p>
          </table:table-cell>
          <table:table-cell table:formula="of:=COM.MICROSOFT.CONCAT([.C122];[.D122];[.F122])" office:value-type="string" office:string-value="2021-11-27 23:00:00" calcext:value-type="string">
            <text:p>2021-11-27 23:00:00</text:p>
          </table:table-cell>
        </table:table-row>
        <table:table-row table:style-name="ro1">
          <table:table-cell office:value-type="string" calcext:value-type="string">
            <text:p>ATV JB en ATV 8:00 p.m.</text:p>
          </table:table-cell>
          <table:table-cell office:value-type="string" calcext:value-type="string">
            <text:p>ATV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00:00</text:p>
          </table:table-cell>
          <table:table-cell office:value-type="string" calcext:value-type="string">
            <text:p>22:00:00</text:p>
          </table:table-cell>
          <table:table-cell table:formula="of:=COM.MICROSOFT.CONCAT([.C123];[.D123];[.E123])" office:value-type="string" office:string-value="2021-11-27 20:00:00" calcext:value-type="string">
            <text:p>2021-11-27 20:00:00</text:p>
          </table:table-cell>
          <table:table-cell table:formula="of:=COM.MICROSOFT.CONCAT([.C123];[.D123];[.F123])" office:value-type="string" office:string-value="2021-11-27 22:00:00" calcext:value-type="string">
            <text:p>2021-11-27 22:00:00</text:p>
          </table:table-cell>
        </table:table-row>
        <table:table-row table:style-name="ro1">
          <table:table-cell office:value-type="string" calcext:value-type="string">
            <text:p>América Reinas del Show 9:00 p.m.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3:00:00</text:p>
          </table:table-cell>
          <table:table-cell table:formula="of:=COM.MICROSOFT.CONCAT([.C124];[.D124];[.E124])" office:value-type="string" office:string-value="2021-11-27 21:00:00" calcext:value-type="string">
            <text:p>2021-11-27 21:00:00</text:p>
          </table:table-cell>
          <table:table-cell table:formula="of:=COM.MICROSOFT.CONCAT([.C124];[.D124];[.F124])" office:value-type="string" office:string-value="2021-11-27 23:00:00" calcext:value-type="string">
            <text:p>2021-11-27 23:00:00</text:p>
          </table:table-cell>
        </table:table-row>
        <table:table-row table:style-name="ro1">
          <table:table-cell office:value-type="string" calcext:value-type="string">
            <text:p>Latina HD La Voz Senior 8:30pm</text:p>
          </table:table-cell>
          <table:table-cell office:value-type="string" calcext:value-type="string">
            <text:p>LATINA HD</text:p>
          </table:table-cell>
          <table:table-cell office:value-type="string" calcext:value-type="string">
            <text:p>2021-11-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2:30:00</text:p>
          </table:table-cell>
          <table:table-cell table:formula="of:=COM.MICROSOFT.CONCAT([.C125];[.D125];[.E125])" office:value-type="string" office:string-value="2021-11-27 20:30:00" calcext:value-type="string">
            <text:p>2021-11-27 20:30:00</text:p>
          </table:table-cell>
          <table:table-cell table:formula="of:=COM.MICROSOFT.CONCAT([.C125];[.D125];[.F125])" office:value-type="string" office:string-value="2021-11-27 22:30:00" calcext:value-type="string">
            <text:p>2021-11-27 22:30:00</text:p>
          </table:table-cell>
        </table:table-row>
        <table:table-row table:style-name="ro1">
          <table:table-cell office:value-type="string" calcext:value-type="string">
            <text:p>América TV Mi mamá cocina mejor que la tuya5:30 p.m.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:30:00</text:p>
          </table:table-cell>
          <table:table-cell office:value-type="string" calcext:value-type="string">
            <text:p>19:30:00</text:p>
          </table:table-cell>
          <table:table-cell table:formula="of:=COM.MICROSOFT.CONCAT([.C126];[.D126];[.E126])" office:value-type="string" office:string-value="2021-11-28 17:30:00" calcext:value-type="string">
            <text:p>2021-11-28 17:30:00</text:p>
          </table:table-cell>
          <table:table-cell table:formula="of:=COM.MICROSOFT.CONCAT([.C126];[.D126];[.F126])" office:value-type="string" office:string-value="2021-11-28 19:30:00" calcext:value-type="string">
            <text:p>2021-11-28 19:30:00</text:p>
          </table:table-cell>
        </table:table-row>
        <table:table-row table:style-name="ro1">
          <table:table-cell office:value-type="string" calcext:value-type="string">
            <text:p>Mdeportes El fuera de Lista 8:30 p.m.</text:p>
          </table:table-cell>
          <table:table-cell office:value-type="string" calcext:value-type="string">
            <text:p>M DEPORTES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2:30:00</text:p>
          </table:table-cell>
          <table:table-cell table:formula="of:=COM.MICROSOFT.CONCAT([.C127];[.D127];[.E127])" office:value-type="string" office:string-value="2021-11-28 20:30:00" calcext:value-type="string">
            <text:p>2021-11-28 20:30:00</text:p>
          </table:table-cell>
          <table:table-cell table:formula="of:=COM.MICROSOFT.CONCAT([.C127];[.D127];[.F127])" office:value-type="string" office:string-value="2021-11-28 22:30:00" calcext:value-type="string">
            <text:p>2021-11-28 22:30:00</text:p>
          </table:table-cell>
        </table:table-row>
        <table:table-row table:style-name="ro1">
          <table:table-cell office:value-type="string" calcext:value-type="string">
            <text:p>ATV Nunca Más 8:30 p.m.</text:p>
          </table:table-cell>
          <table:table-cell office:value-type="string" calcext:value-type="string">
            <text:p>ATV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2:30:00</text:p>
          </table:table-cell>
          <table:table-cell table:formula="of:=COM.MICROSOFT.CONCAT([.C128];[.D128];[.E128])" office:value-type="string" office:string-value="2021-11-28 20:30:00" calcext:value-type="string">
            <text:p>2021-11-28 20:30:00</text:p>
          </table:table-cell>
          <table:table-cell table:formula="of:=COM.MICROSOFT.CONCAT([.C128];[.D128];[.F128])" office:value-type="string" office:string-value="2021-11-28 22:30:00" calcext:value-type="string">
            <text:p>2021-11-28 22:30:00</text:p>
          </table:table-cell>
        </table:table-row>
        <table:table-row table:style-name="ro1">
          <table:table-cell office:value-type="string" calcext:value-type="string">
            <text:p>Mplus Jamás Perfectas 9:00 p.m.</text:p>
          </table:table-cell>
          <table:table-cell office:value-type="string" calcext:value-type="string">
            <text:p>M PLUS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3:00:00</text:p>
          </table:table-cell>
          <table:table-cell table:formula="of:=COM.MICROSOFT.CONCAT([.C129];[.D129];[.E129])" office:value-type="string" office:string-value="2021-11-28 21:00:00" calcext:value-type="string">
            <text:p>2021-11-28 21:00:00</text:p>
          </table:table-cell>
          <table:table-cell table:formula="of:=COM.MICROSOFT.CONCAT([.C129];[.D129];[.F129])" office:value-type="string" office:string-value="2021-11-28 23:00:00" calcext:value-type="string">
            <text:p>2021-11-28 23:00:00</text:p>
          </table:table-cell>
        </table:table-row>
        <table:table-row table:style-name="ro1">
          <table:table-cell office:value-type="string" calcext:value-type="string">
            <text:p>Mdeportes Después de Todo 10:00 p.m.</text:p>
          </table:table-cell>
          <table:table-cell office:value-type="string" calcext:value-type="string">
            <text:p>M DEPORTES HD</text:p>
          </table:table-cell>
          <table:table-cell office:value-type="string" calcext:value-type="string">
            <text:p>2021-11-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:00:00</text:p>
          </table:table-cell>
          <table:table-cell office:value-type="string" calcext:value-type="string">
            <text:p>23:59:59</text:p>
          </table:table-cell>
          <table:table-cell table:formula="of:=COM.MICROSOFT.CONCAT([.C130];[.D130];[.E130])" office:value-type="string" office:string-value="2021-11-28 22:00:00" calcext:value-type="string">
            <text:p>2021-11-28 22:00:00</text:p>
          </table:table-cell>
          <table:table-cell table:formula="of:=COM.MICROSOFT.CONCAT([.C130];[.D130];[.F130])" office:value-type="string" office:string-value="2021-11-28 23:59:59" calcext:value-type="string">
            <text:p>2021-11-28 23:59:59</text:p>
          </table:table-cell>
        </table:table-row>
      </table:table>
      <table:table table:name="Hoja3" table:style-name="ta1">
        <table:table-column table:style-name="co9" table:number-columns-repeated="2" table:default-cell-style-name="ce12"/>
        <table:table-column table:style-name="co9" table:default-cell-style-name="ce14"/>
        <table:table-column table:style-name="co9" table:default-cell-style-name="ce12"/>
        <table:table-column table:style-name="co9" table:number-columns-repeated="4" table:default-cell-style-name="ce14"/>
        <table:table-row table:style-name="ro1">
          <table:table-cell office:value-type="string" calcext:value-type="string">
            <text:p>América Cinescape 11 am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09-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:00:00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2021-09-11 11:00:00</text:p>
          </table:table-cell>
          <table:table-cell office:value-type="string" calcext:value-type="string">
            <text:p>2021-09-11 13:00:00</text:p>
          </table:table-cell>
        </table:table-row>
        <table:table-row table:style-name="ro1">
          <table:table-cell office:value-type="string" calcext:value-type="string">
            <text:p>América El reventonazo de la Chola 7 pm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09-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:00:00</text:p>
          </table:table-cell>
          <table:table-cell office:value-type="string" calcext:value-type="string">
            <text:p>23:00:00</text:p>
          </table:table-cell>
          <table:table-cell office:value-type="string" calcext:value-type="string">
            <text:p>2021-09-11 19:00:00</text:p>
          </table:table-cell>
          <table:table-cell office:value-type="string" calcext:value-type="string">
            <text:p>2021-09-11 23:00:00</text:p>
          </table:table-cell>
        </table:table-row>
        <table:table-row table:style-name="ro1">
          <table:table-cell office:value-type="string" calcext:value-type="string">
            <text:p>ATV JB en ATV 8:00 p.m.</text:p>
          </table:table-cell>
          <table:table-cell office:value-type="string" calcext:value-type="string">
            <text:p>ATV HD</text:p>
          </table:table-cell>
          <table:table-cell office:value-type="string" calcext:value-type="string">
            <text:p>2021-09-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00:00</text:p>
          </table:table-cell>
          <table:table-cell office:value-type="string" calcext:value-type="string">
            <text:p>22:00:00</text:p>
          </table:table-cell>
          <table:table-cell office:value-type="string" calcext:value-type="string">
            <text:p>2021-09-11 20:00:00</text:p>
          </table:table-cell>
          <table:table-cell office:value-type="string" calcext:value-type="string">
            <text:p>2021-09-11 22:00:00</text:p>
          </table:table-cell>
        </table:table-row>
        <table:table-row table:style-name="ro1">
          <table:table-cell office:value-type="string" calcext:value-type="string">
            <text:p>América Reinas del Show 9:00 p.m.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09-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3:00:00</text:p>
          </table:table-cell>
          <table:table-cell office:value-type="string" calcext:value-type="string">
            <text:p>2021-09-11 21:00:00</text:p>
          </table:table-cell>
          <table:table-cell office:value-type="string" calcext:value-type="string">
            <text:p>2021-09-11 23:00:00</text:p>
          </table:table-cell>
        </table:table-row>
        <table:table-row table:style-name="ro1">
          <table:table-cell office:value-type="string" calcext:value-type="string">
            <text:p>Latina HD La Voz Senior 8:30pm</text:p>
          </table:table-cell>
          <table:table-cell office:value-type="string" calcext:value-type="string">
            <text:p>LATINA HD</text:p>
          </table:table-cell>
          <table:table-cell office:value-type="string" calcext:value-type="string">
            <text:p>2021-09-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2:30:00</text:p>
          </table:table-cell>
          <table:table-cell office:value-type="string" calcext:value-type="string">
            <text:p>2021-09-11 20:30:00</text:p>
          </table:table-cell>
          <table:table-cell office:value-type="string" calcext:value-type="string">
            <text:p>2021-09-11 22:30:00</text:p>
          </table:table-cell>
        </table:table-row>
        <table:table-row table:style-name="ro1">
          <table:table-cell office:value-type="string" calcext:value-type="string">
            <text:p>América TV Mi mamá cocina mejor que la tuya5:30 p.m.</text:p>
          </table:table-cell>
          <table:table-cell office:value-type="string" calcext:value-type="string">
            <text:p>AMERICA TELEVISION HD</text:p>
          </table:table-cell>
          <table:table-cell office:value-type="string" calcext:value-type="string">
            <text:p>2021-09-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7:30:00</text:p>
          </table:table-cell>
          <table:table-cell office:value-type="string" calcext:value-type="string">
            <text:p>19:30:00</text:p>
          </table:table-cell>
          <table:table-cell office:value-type="string" calcext:value-type="string">
            <text:p>2021-09-12 17:30:00</text:p>
          </table:table-cell>
          <table:table-cell office:value-type="string" calcext:value-type="string">
            <text:p>2021-09-12 19:30:00</text:p>
          </table:table-cell>
        </table:table-row>
        <table:table-row table:style-name="ro1">
          <table:table-cell office:value-type="string" calcext:value-type="string">
            <text:p>Mdeportes El fuera de Lista 8:30 p.m.</text:p>
          </table:table-cell>
          <table:table-cell office:value-type="string" calcext:value-type="string">
            <text:p>M DEPORTES HD</text:p>
          </table:table-cell>
          <table:table-cell office:value-type="string" calcext:value-type="string">
            <text:p>2021-09-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2:30:00</text:p>
          </table:table-cell>
          <table:table-cell office:value-type="string" calcext:value-type="string">
            <text:p>2021-09-12 20:30:00</text:p>
          </table:table-cell>
          <table:table-cell office:value-type="string" calcext:value-type="string">
            <text:p>2021-09-12 22:30:00</text:p>
          </table:table-cell>
        </table:table-row>
        <table:table-row table:style-name="ro1">
          <table:table-cell office:value-type="string" calcext:value-type="string">
            <text:p>ATV Nunca Más 8:30 p.m.</text:p>
          </table:table-cell>
          <table:table-cell office:value-type="string" calcext:value-type="string">
            <text:p>ATV HD</text:p>
          </table:table-cell>
          <table:table-cell office:value-type="string" calcext:value-type="string">
            <text:p>2021-09-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:30:00</text:p>
          </table:table-cell>
          <table:table-cell office:value-type="string" calcext:value-type="string">
            <text:p>22:30:00</text:p>
          </table:table-cell>
          <table:table-cell office:value-type="string" calcext:value-type="string">
            <text:p>2021-09-12 20:30:00</text:p>
          </table:table-cell>
          <table:table-cell office:value-type="string" calcext:value-type="string">
            <text:p>2021-09-12 22:30:00</text:p>
          </table:table-cell>
        </table:table-row>
        <table:table-row table:style-name="ro1">
          <table:table-cell office:value-type="string" calcext:value-type="string">
            <text:p>Mplus Jamás Perfectas 9:00 p.m.</text:p>
          </table:table-cell>
          <table:table-cell office:value-type="string" calcext:value-type="string">
            <text:p>M PLUS HD</text:p>
          </table:table-cell>
          <table:table-cell office:value-type="string" calcext:value-type="string">
            <text:p>2021-09-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3:00:00</text:p>
          </table:table-cell>
          <table:table-cell office:value-type="string" calcext:value-type="string">
            <text:p>2021-09-12 21:00:00</text:p>
          </table:table-cell>
          <table:table-cell office:value-type="string" calcext:value-type="string">
            <text:p>2021-09-12 23:00:00</text:p>
          </table:table-cell>
        </table:table-row>
        <table:table-row table:style-name="ro1">
          <table:table-cell office:value-type="string" calcext:value-type="string">
            <text:p>Mdeportes Después de Todo 10:00 p.m.</text:p>
          </table:table-cell>
          <table:table-cell office:value-type="string" calcext:value-type="string">
            <text:p>M DEPORTES HD</text:p>
          </table:table-cell>
          <table:table-cell office:value-type="string" calcext:value-type="string">
            <text:p>2021-09-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2:00:00</text:p>
          </table:table-cell>
          <table:table-cell office:value-type="string" calcext:value-type="string">
            <text:p>23:59:59</text:p>
          </table:table-cell>
          <table:table-cell office:value-type="string" calcext:value-type="string">
            <text:p>2021-09-12 22:00:00</text:p>
          </table:table-cell>
          <table:table-cell office:value-type="string" calcext:value-type="string">
            <text:p>2021-09-12 23:59: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0:54:00.9545858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3T10:55:42.100109374</dc:date>
    <meta:editing-duration>PT9H4M6S</meta:editing-duration>
    <meta:editing-cycles>33</meta:editing-cycles>
    <meta:generator>LibreOffice/6.0.7.3$Linux_X86_64 LibreOffice_project/00m0$Build-3</meta:generator>
    <meta:document-statistic meta:table-count="3" meta:cell-count="1424" meta:object-count="0"/>
  </office:meta>
</office:document-meta>
</file>